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000000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lo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5" table:default-cell-style-name="Default"/>
        <table:table-column table:style-name="co4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25E+020" calcext:value-type="float">
            <text:p>5.1425E+020</text:p>
          </table:table-cell>
          <table:table-cell table:style-name="Default" office:value-type="float" office:value="1.99235E+021" calcext:value-type="float">
            <text:p>1.99235E+021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table:style-name="Default" office:value-type="float" office:value="1.19378E+021" calcext:value-type="float">
            <text:p>1.19378E+021</text:p>
          </table:table-cell>
          <table:table-cell/>
          <table:table-cell table:formula="of:=(1+[.A6])*[.C6]" office:value-type="float" office:value="1.19378E+021" calcext:value-type="float">
            <text:p>1.19378E+021</text:p>
          </table:table-cell>
          <table:table-cell table:formula="of:=[.E6]/100000/[.$I$6]" office:value-type="float" office:value="0.681381278538813" calcext:value-type="float">
            <text:p>0.681381278538813</text:p>
          </table:table-cell>
          <table:table-cell table:number-columns-repeated="2"/>
          <table:table-cell table:style-name="ce1" office:value-type="float" office:value="1.752E+016" calcext:value-type="float">
            <text:p>1.75E+1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table:style-name="Default" office:value-type="float" office:value="8.74731E+020" calcext:value-type="float">
            <text:p>8.74731E+020</text:p>
          </table:table-cell>
          <table:table-cell/>
          <table:table-cell table:formula="of:=(1+[.A7])*[.C7]" office:value-type="float" office:value="1.749462E+021" calcext:value-type="float">
            <text:p>1.749462E+021</text:p>
          </table:table-cell>
          <table:table-cell table:formula="of:=[.E7]/100000/[.$I$6]" office:value-type="float" office:value="0.998551369863014" calcext:value-type="float">
            <text:p>0.998551369863014</text:p>
          </table:table-cell>
          <table:table-cell table:number-columns-repeated="2"/>
          <table:table-cell table:style-name="ce1" office:value-type="float" office:value="3.1358E+016" calcext:value-type="float">
            <text:p>3.14E+16</text:p>
          </table:table-cell>
          <table:table-cell office:value-type="float" office:value="1.79E+016" calcext:value-type="float">
            <text:p>1.79E+16</text:p>
          </table:table-cell>
          <table:table-cell table:style-name="Default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table:style-name="Default" office:value-type="float" office:value="6.90944E+020" calcext:value-type="float">
            <text:p>6.90944E+020</text:p>
          </table:table-cell>
          <table:table-cell/>
          <table:table-cell table:formula="of:=(1+[.A8])*[.C8]" office:value-type="float" office:value="2.072832E+021" calcext:value-type="float">
            <text:p>2.072832E+021</text:p>
          </table:table-cell>
          <table:table-cell table:formula="of:=[.E8]/100000/[.$I$6]" office:value-type="float" office:value="1.18312328767123" calcext:value-type="float">
            <text:p>1.18312328767123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table:style-name="Default" office:value-type="float" office:value="5.70622E+020" calcext:value-type="float">
            <text:p>5.70622E+020</text:p>
          </table:table-cell>
          <table:table-cell/>
          <table:table-cell table:formula="of:=(1+[.A9])*[.C9]" office:value-type="float" office:value="2.282488E+021" calcext:value-type="float">
            <text:p>2.282488E+021</text:p>
          </table:table-cell>
          <table:table-cell table:formula="of:=[.E9]/100000/[.$I$6]" office:value-type="float" office:value="1.3027899543379" calcext:value-type="float">
            <text:p>1.3027899543379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table:style-name="Default" office:value-type="float" office:value="4.85358E+020" calcext:value-type="float">
            <text:p>4.85358E+020</text:p>
          </table:table-cell>
          <table:table-cell/>
          <table:table-cell table:formula="of:=(1+[.A10])*[.C10]" office:value-type="float" office:value="2.42679E+021" calcext:value-type="float">
            <text:p>2.42679E+021</text:p>
          </table:table-cell>
          <table:table-cell table:formula="of:=[.E10]/100000/[.$I$6]" office:value-type="float" office:value="1.38515410958904" calcext:value-type="float">
            <text:p>1.38515410958904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table:style-name="Default" office:value-type="float" office:value="4.21527E+020" calcext:value-type="float">
            <text:p>4.21527E+020</text:p>
          </table:table-cell>
          <table:table-cell/>
          <table:table-cell table:formula="of:=(1+[.A11])*[.C11]" office:value-type="float" office:value="2.529162E+021" calcext:value-type="float">
            <text:p>2.529162E+021</text:p>
          </table:table-cell>
          <table:table-cell table:formula="of:=[.E11]/100000/[.$I$6]" office:value-type="float" office:value="1.44358561643836" calcext:value-type="float">
            <text:p>1.44358561643836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table:style-name="Default" office:value-type="float" office:value="3.71804E+020" calcext:value-type="float">
            <text:p>3.71804E+020</text:p>
          </table:table-cell>
          <table:table-cell/>
          <table:table-cell table:formula="of:=(1+[.A12])*[.C12]" office:value-type="float" office:value="2.602628E+021" calcext:value-type="float">
            <text:p>2.602628E+021</text:p>
          </table:table-cell>
          <table:table-cell table:formula="of:=[.E12]/100000/[.$I$6]" office:value-type="float" office:value="1.48551826484018" calcext:value-type="float">
            <text:p>1.48551826484018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table:style-name="Default" office:value-type="float" office:value="3.31905E+020" calcext:value-type="float">
            <text:p>3.31905E+020</text:p>
          </table:table-cell>
          <table:table-cell/>
          <table:table-cell table:formula="of:=(1+[.A13])*[.C13]" office:value-type="float" office:value="2.65524E+021" calcext:value-type="float">
            <text:p>2.65524E+021</text:p>
          </table:table-cell>
          <table:table-cell table:formula="of:=[.E13]/100000/[.$I$6]" office:value-type="float" office:value="1.51554794520548" calcext:value-type="float">
            <text:p>1.51554794520548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table:style-name="Default" office:value-type="float" office:value="2.99154E+020" calcext:value-type="float">
            <text:p>2.99154E+020</text:p>
          </table:table-cell>
          <table:table-cell/>
          <table:table-cell table:formula="of:=(1+[.A14])*[.C14]" office:value-type="float" office:value="2.692386E+021" calcext:value-type="float">
            <text:p>2.692386E+021</text:p>
          </table:table-cell>
          <table:table-cell table:formula="of:=[.E14]/100000/[.$I$6]" office:value-type="float" office:value="1.53675" calcext:value-type="float">
            <text:p>1.53675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table:style-name="Default" office:value-type="float" office:value="2.71786E+020" calcext:value-type="float">
            <text:p>2.71786E+020</text:p>
          </table:table-cell>
          <table:table-cell/>
          <table:table-cell table:formula="of:=(1+[.A15])*[.C15]" office:value-type="float" office:value="2.71786E+021" calcext:value-type="float">
            <text:p>2.71786E+021</text:p>
          </table:table-cell>
          <table:table-cell table:formula="of:=[.E15]/100000/[.$I$6]" office:value-type="float" office:value="1.5512899543379" calcext:value-type="float">
            <text:p>1.5512899543379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table:style-name="Default" office:value-type="float" office:value="2.2868E+020" calcext:value-type="float">
            <text:p>2.2868E+020</text:p>
          </table:table-cell>
          <table:table-cell/>
          <table:table-cell table:formula="of:=(1+[.A16])*[.C16]" office:value-type="float" office:value="2.74416E+021" calcext:value-type="float">
            <text:p>2.74416E+021</text:p>
          </table:table-cell>
          <table:table-cell table:formula="of:=[.E16]/100000/[.$I$6]" office:value-type="float" office:value="1.56630136986301" calcext:value-type="float">
            <text:p>1.56630136986301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0502E+019" calcext:value-type="float">
            <text:p>6.40502E+019</text:p>
          </table:table-cell>
          <table:table-cell table:style-name="Default" office:value-type="float" office:value="1.96374E+020" calcext:value-type="float">
            <text:p>1.96374E+020</text:p>
          </table:table-cell>
          <table:table-cell/>
          <table:table-cell table:formula="of:=(1+[.A17])*[.C17]" office:value-type="float" office:value="2.749236E+021" calcext:value-type="float">
            <text:p>2.749236E+021</text:p>
          </table:table-cell>
          <table:table-cell table:formula="of:=[.E17]/100000/[.$I$6]" office:value-type="float" office:value="1.56919863013699" calcext:value-type="float">
            <text:p>1.56919863013699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64965E+019" calcext:value-type="float">
            <text:p>5.64965E+019</text:p>
          </table:table-cell>
          <table:table-cell table:style-name="Default" office:value-type="float" office:value="1.71391E+020" calcext:value-type="float">
            <text:p>1.71391E+020</text:p>
          </table:table-cell>
          <table:table-cell/>
          <table:table-cell table:formula="of:=(1+[.A18])*[.C18]" office:value-type="float" office:value="2.742256E+021" calcext:value-type="float">
            <text:p>2.742256E+021</text:p>
          </table:table-cell>
          <table:table-cell table:formula="of:=[.E18]/100000/[.$I$6]" office:value-type="float" office:value="1.56521461187215" calcext:value-type="float">
            <text:p>1.56521461187215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4454E+019" calcext:value-type="float">
            <text:p>5.04454E+019</text:p>
          </table:table-cell>
          <table:table-cell table:style-name="Default" office:value-type="float" office:value="1.51613E+020" calcext:value-type="float">
            <text:p>1.51613E+020</text:p>
          </table:table-cell>
          <table:table-cell/>
          <table:table-cell table:formula="of:=(1+[.A19])*[.C19]" office:value-type="float" office:value="2.729034E+021" calcext:value-type="float">
            <text:p>2.729034E+021</text:p>
          </table:table-cell>
          <table:table-cell table:formula="of:=[.E19]/100000/[.$I$6]" office:value-type="float" office:value="1.55766780821918" calcext:value-type="float">
            <text:p>1.55766780821918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5056E+019" calcext:value-type="float">
            <text:p>4.55056E+019</text:p>
          </table:table-cell>
          <table:table-cell table:style-name="Default" office:value-type="float" office:value="1.35665E+020" calcext:value-type="float">
            <text:p>1.35665E+020</text:p>
          </table:table-cell>
          <table:table-cell/>
          <table:table-cell table:formula="of:=(1+[.A20])*[.C20]" office:value-type="float" office:value="2.7133E+021" calcext:value-type="float">
            <text:p>2.7133E+021</text:p>
          </table:table-cell>
          <table:table-cell table:formula="of:=[.E20]/100000/[.$I$6]" office:value-type="float" office:value="1.54868721461187" calcext:value-type="float">
            <text:p>1.54868721461187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99548E+021" calcext:value-type="float">
            <text:p>2.00E+21</text:p>
          </table:table-cell>
          <table:table-cell/>
          <table:table-cell table:formula="of:=(1+[.A26])*[.C26]" office:value-type="float" office:value="1.99548E+021" calcext:value-type="float">
            <text:p>1.99548E+021</text:p>
          </table:table-cell>
          <table:table-cell table:formula="of:=[.E26]/100000/[.$I$6]" office:value-type="float" office:value="1.13897260273973" calcext:value-type="float">
            <text:p>1.13897260273973</text:p>
          </table:table-cell>
          <table:table-cell table:number-columns-repeated="2"/>
          <table:table-cell table:style-name="ce2" office:value-type="float" office:value="2.3368E+016" calcext:value-type="float">
            <text:p>2.34E+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31613E+020" calcext:value-type="float">
            <text:p>3.32E+20</text:p>
          </table:table-cell>
          <table:table-cell table:style-name="ce1" office:value-type="float" office:value="1.19564E+021" calcext:value-type="float">
            <text:p>1.20E+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1.19564E+021" calcext:value-type="float">
            <text:p>1.20E+21</text:p>
          </table:table-cell>
          <table:table-cell/>
          <table:table-cell table:formula="of:=(1+[.A27])*[.C27]" office:value-type="float" office:value="2.39128E+021" calcext:value-type="float">
            <text:p>2.39128E+021</text:p>
          </table:table-cell>
          <table:table-cell table:formula="of:=[.E27]/100000/[.$I$6]" office:value-type="float" office:value="1.36488584474886" calcext:value-type="float">
            <text:p>1.36488584474886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.52276E+020" calcext:value-type="float">
            <text:p>2.52E+20</text:p>
          </table:table-cell>
          <table:table-cell table:style-name="ce1" office:value-type="float" office:value="8.76079E+020" calcext:value-type="float">
            <text:p>8.76E+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8.76079E+020" calcext:value-type="float">
            <text:p>8.76E+20</text:p>
          </table:table-cell>
          <table:table-cell/>
          <table:table-cell table:formula="of:=(1+[.A28])*[.C28]" office:value-type="float" office:value="2.628237E+021" calcext:value-type="float">
            <text:p>2.628237E+021</text:p>
          </table:table-cell>
          <table:table-cell table:formula="of:=[.E28]/100000/[.$I$6]" office:value-type="float" office:value="1.5001352739726" calcext:value-type="float">
            <text:p>1.5001352739726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office:value-type="float" office:value="2.04375E+020" calcext:value-type="float">
            <text:p>2.04E+20</text:p>
          </table:table-cell>
          <table:table-cell table:style-name="ce1" office:value-type="float" office:value="6.92003E+020" calcext:value-type="float">
            <text:p>6.92E+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6.92003E+020" calcext:value-type="float">
            <text:p>6.92E+20</text:p>
          </table:table-cell>
          <table:table-cell/>
          <table:table-cell table:formula="of:=(1+[.A29])*[.C29]" office:value-type="float" office:value="2.768012E+021" calcext:value-type="float">
            <text:p>2.768012E+021</text:p>
          </table:table-cell>
          <table:table-cell table:formula="of:=[.E29]/100000/[.$I$6]" office:value-type="float" office:value="1.57991552511416" calcext:value-type="float">
            <text:p>1.57991552511416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office:value-type="float" office:value="1.71841E+020" calcext:value-type="float">
            <text:p>1.72E+20</text:p>
          </table:table-cell>
          <table:table-cell table:style-name="ce1" office:value-type="float" office:value="5.71492E+020" calcext:value-type="float">
            <text:p>5.71E+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5.71492E+020" calcext:value-type="float">
            <text:p>5.71E+20</text:p>
          </table:table-cell>
          <table:table-cell/>
          <table:table-cell table:formula="of:=(1+[.A30])*[.C30]" office:value-type="float" office:value="2.85746E+021" calcext:value-type="float">
            <text:p>2.85746E+021</text:p>
          </table:table-cell>
          <table:table-cell table:formula="of:=[.E30]/100000/[.$I$6]" office:value-type="float" office:value="1.6309703196347" calcext:value-type="float">
            <text:p>1.6309703196347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office:value-type="float" office:value="1.48147E+020" calcext:value-type="float">
            <text:p>1.48E+20</text:p>
          </table:table-cell>
          <table:table-cell table:style-name="ce1" office:value-type="float" office:value="4.86096E+020" calcext:value-type="float">
            <text:p>4.86E+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4.86096E+020" calcext:value-type="float">
            <text:p>4.86E+20</text:p>
          </table:table-cell>
          <table:table-cell/>
          <table:table-cell table:formula="of:=(1+[.A31])*[.C31]" office:value-type="float" office:value="2.916576E+021" calcext:value-type="float">
            <text:p>2.916576E+021</text:p>
          </table:table-cell>
          <table:table-cell table:formula="of:=[.E31]/100000/[.$I$6]" office:value-type="float" office:value="1.66471232876712" calcext:value-type="float">
            <text:p>1.66471232876712</text:p>
          </table:table-cell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office:value-type="float" office:value="1.30061E+020" calcext:value-type="float">
            <text:p>1.30E+20</text:p>
          </table:table-cell>
          <table:table-cell table:style-name="ce1" office:value-type="float" office:value="4.22167E+020" calcext:value-type="float">
            <text:p>4.22E+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4.22167E+020" calcext:value-type="float">
            <text:p>4.22E+20</text:p>
          </table:table-cell>
          <table:table-cell/>
          <table:table-cell table:formula="of:=(1+[.A32])*[.C32]" office:value-type="float" office:value="2.955169E+021" calcext:value-type="float">
            <text:p>2.955169E+021</text:p>
          </table:table-cell>
          <table:table-cell table:formula="of:=[.E32]/100000/[.$I$6]" office:value-type="float" office:value="1.68674029680365" calcext:value-type="float">
            <text:p>1.68674029680365</text:p>
          </table:table-cell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office:value-type="float" office:value="1.1578E+020" calcext:value-type="float">
            <text:p>1.16E+20</text:p>
          </table:table-cell>
          <table:table-cell table:style-name="ce1" office:value-type="float" office:value="3.72367E+020" calcext:value-type="float">
            <text:p>3.72E+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3.72367E+020" calcext:value-type="float">
            <text:p>3.72E+20</text:p>
          </table:table-cell>
          <table:table-cell/>
          <table:table-cell table:formula="of:=(1+[.A33])*[.C33]" office:value-type="float" office:value="2.978936E+021" calcext:value-type="float">
            <text:p>2.978936E+021</text:p>
          </table:table-cell>
          <table:table-cell table:formula="of:=[.E33]/100000/[.$I$6]" office:value-type="float" office:value="1.70030593607306" calcext:value-type="float">
            <text:p>1.70030593607306</text:p>
          </table:table-cell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office:value-type="float" office:value="1.04208E+020" calcext:value-type="float">
            <text:p>1.04E+20</text:p>
          </table:table-cell>
          <table:table-cell table:style-name="ce1" office:value-type="float" office:value="3.32407E+020" calcext:value-type="float">
            <text:p>3.32E+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3.32407E+020" calcext:value-type="float">
            <text:p>3.32E+20</text:p>
          </table:table-cell>
          <table:table-cell/>
          <table:table-cell table:formula="of:=(1+[.A34])*[.C34]" office:value-type="float" office:value="2.991663E+021" calcext:value-type="float">
            <text:p>2.991663E+021</text:p>
          </table:table-cell>
          <table:table-cell table:formula="of:=[.E34]/100000/[.$I$6]" office:value-type="float" office:value="1.70757020547945" calcext:value-type="float">
            <text:p>1.70757020547945</text:p>
          </table:table-cell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office:value-type="float" office:value="9.46391E+019" calcext:value-type="float">
            <text:p>9.46E+19</text:p>
          </table:table-cell>
          <table:table-cell table:style-name="ce1" office:value-type="float" office:value="2.99606E+020" calcext:value-type="float">
            <text:p>3.00E+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99606E+020" calcext:value-type="float">
            <text:p>3.00E+20</text:p>
          </table:table-cell>
          <table:table-cell/>
          <table:table-cell table:formula="of:=(1+[.A35])*[.C35]" office:value-type="float" office:value="2.99606E+021" calcext:value-type="float">
            <text:p>2.99606E+021</text:p>
          </table:table-cell>
          <table:table-cell table:formula="of:=[.E35]/100000/[.$I$6]" office:value-type="float" office:value="1.7100799086758" calcext:value-type="float">
            <text:p>1.7100799086758</text:p>
          </table:table-cell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office:value-type="float" office:value="8.65934E+019" calcext:value-type="float">
            <text:p>8.66E+19</text:p>
          </table:table-cell>
          <table:table-cell table:style-name="ce1" office:value-type="float" office:value="2.72196E+020" calcext:value-type="float">
            <text:p>2.72E+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72196E+020" calcext:value-type="float">
            <text:p>2.72E+20</text:p>
          </table:table-cell>
          <table:table-cell/>
          <table:table-cell table:formula="of:=(1+[.A36])*[.C36]" office:value-type="float" office:value="2.994156E+021" calcext:value-type="float">
            <text:p>2.994156E+021</text:p>
          </table:table-cell>
          <table:table-cell table:formula="of:=[.E36]/100000/[.$I$6]" office:value-type="float" office:value="1.70899315068493" calcext:value-type="float">
            <text:p>1.70899315068493</text:p>
          </table:table-cell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office:value-type="float" office:value="7.97352E+019" calcext:value-type="float">
            <text:p>7.97E+19</text:p>
          </table:table-cell>
          <table:table-cell table:style-name="ce1" office:value-type="float" office:value="2.48959E+020" calcext:value-type="float">
            <text:p>2.49E+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2.48959E+020" calcext:value-type="float">
            <text:p>2.49E+20</text:p>
          </table:table-cell>
          <table:table-cell/>
          <table:table-cell table:formula="of:=(1+[.A37])*[.C37]" office:value-type="float" office:value="2.987508E+021" calcext:value-type="float">
            <text:p>2.987508E+021</text:p>
          </table:table-cell>
          <table:table-cell table:formula="of:=[.E37]/100000/[.$I$6]" office:value-type="float" office:value="1.70519863013699" calcext:value-type="float">
            <text:p>1.70519863013699</text:p>
          </table:table-cell>
          <table:table-cell table:number-columns-repeated="3"/>
          <table:table-cell table:style-name="Default" office:value-type="float" office:value="11" calcext:value-type="float">
            <text:p>11</text:p>
          </table:table-cell>
          <table:table-cell office:value-type="float" office:value="7.38211E+019" calcext:value-type="float">
            <text:p>7.38E+19</text:p>
          </table:table-cell>
          <table:table-cell table:style-name="ce1" office:value-type="float" office:value="2.29025E+020" calcext:value-type="float">
            <text:p>2.29E+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2.29025E+020" calcext:value-type="float">
            <text:p>2.29E+20</text:p>
          </table:table-cell>
          <table:table-cell/>
          <table:table-cell table:formula="of:=(1+[.A38])*[.C38]" office:value-type="float" office:value="2.977325E+021" calcext:value-type="float">
            <text:p>2.977325E+021</text:p>
          </table:table-cell>
          <table:table-cell table:formula="of:=[.E38]/100000/[.$I$6]" office:value-type="float" office:value="1.69938641552511" calcext:value-type="float">
            <text:p>1.69938641552511</text:p>
          </table:table-cell>
          <table:table-cell table:number-columns-repeated="3"/>
          <table:table-cell table:style-name="Default" office:value-type="float" office:value="12" calcext:value-type="float">
            <text:p>12</text:p>
          </table:table-cell>
          <table:table-cell office:value-type="float" office:value="6.86705E+019" calcext:value-type="float">
            <text:p>6.87E+19</text:p>
          </table:table-cell>
          <table:table-cell table:style-name="ce1" office:value-type="float" office:value="2.11756E+020" calcext:value-type="float">
            <text:p>2.12E+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2.11756E+020" calcext:value-type="float">
            <text:p>2.12E+20</text:p>
          </table:table-cell>
          <table:table-cell/>
          <table:table-cell table:formula="of:=(1+[.A39])*[.C39]" office:value-type="float" office:value="2.964584E+021" calcext:value-type="float">
            <text:p>2.964584E+021</text:p>
          </table:table-cell>
          <table:table-cell table:formula="of:=[.E39]/100000/[.$I$6]" office:value-type="float" office:value="1.69211415525114" calcext:value-type="float">
            <text:p>1.69211415525114</text:p>
          </table:table-cell>
          <table:table-cell table:number-columns-repeated="3"/>
          <table:table-cell table:style-name="Default" office:value-type="float" office:value="13" calcext:value-type="float">
            <text:p>13</text:p>
          </table:table-cell>
          <table:table-cell office:value-type="float" office:value="6.4147E+019" calcext:value-type="float">
            <text:p>6.41E+19</text:p>
          </table:table-cell>
          <table:table-cell table:style-name="ce1" office:value-type="float" office:value="1.9667E+020" calcext:value-type="float">
            <text:p>1.97E+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9667E+020" calcext:value-type="float">
            <text:p>1.97E+20</text:p>
          </table:table-cell>
          <table:table-cell/>
          <table:table-cell table:formula="of:=(1+[.A40])*[.C40]" office:value-type="float" office:value="2.95005E+021" calcext:value-type="float">
            <text:p>2.95005E+021</text:p>
          </table:table-cell>
          <table:table-cell table:formula="of:=[.E40]/100000/[.$I$6]" office:value-type="float" office:value="1.68381849315069" calcext:value-type="float">
            <text:p>1.68381849315069</text:p>
          </table:table-cell>
          <table:table-cell table:number-columns-repeated="3"/>
          <table:table-cell table:style-name="Default" office:value-type="float" office:value="14" calcext:value-type="float">
            <text:p>14</text:p>
          </table:table-cell>
          <table:table-cell office:value-type="float" office:value="6.0145E+019" calcext:value-type="float">
            <text:p>6.01E+19</text:p>
          </table:table-cell>
          <table:table-cell table:style-name="ce1" office:value-type="float" office:value="1.83398E+020" calcext:value-type="float">
            <text:p>1.83E+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.83398E+020" calcext:value-type="float">
            <text:p>1.83E+20</text:p>
          </table:table-cell>
          <table:table-cell/>
          <table:table-cell table:formula="of:=(1+[.A41])*[.C41]" office:value-type="float" office:value="2.934368E+021" calcext:value-type="float">
            <text:p>2.934368E+021</text:p>
          </table:table-cell>
          <table:table-cell table:formula="of:=[.E41]/100000/[.$I$6]" office:value-type="float" office:value="1.67486757990868" calcext:value-type="float">
            <text:p>1.67486757990868</text:p>
          </table:table-cell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office:value-type="float" office:value="5.65818E+019" calcext:value-type="float">
            <text:p>5.66E+19</text:p>
          </table:table-cell>
          <table:table-cell table:style-name="ce1" office:value-type="float" office:value="1.71649E+020" calcext:value-type="float">
            <text:p>1.72E+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71649E+020" calcext:value-type="float">
            <text:p>1.72E+20</text:p>
          </table:table-cell>
          <table:table-cell/>
          <table:table-cell table:formula="of:=(1+[.A42])*[.C42]" office:value-type="float" office:value="2.918033E+021" calcext:value-type="float">
            <text:p>2.918033E+021</text:p>
          </table:table-cell>
          <table:table-cell table:formula="of:=[.E42]/100000/[.$I$6]" office:value-type="float" office:value="1.66554394977169" calcext:value-type="float">
            <text:p>1.66554394977169</text:p>
          </table:table-cell>
          <table:table-cell table:number-columns-repeated="3"/>
          <table:table-cell table:style-name="Default" office:value-type="float" office:value="16" calcext:value-type="float">
            <text:p>16</text:p>
          </table:table-cell>
          <table:table-cell office:value-type="float" office:value="5.33917E+019" calcext:value-type="float">
            <text:p>5.34E+19</text:p>
          </table:table-cell>
          <table:table-cell table:style-name="ce1" office:value-type="float" office:value="1.61193E+020" calcext:value-type="float">
            <text:p>1.61E+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61193E+020" calcext:value-type="float">
            <text:p>1.61E+20</text:p>
          </table:table-cell>
          <table:table-cell/>
          <table:table-cell table:formula="of:=(1+[.A43])*[.C43]" office:value-type="float" office:value="2.901474E+021" calcext:value-type="float">
            <text:p>2.901474E+021</text:p>
          </table:table-cell>
          <table:table-cell table:formula="of:=[.E43]/100000/[.$I$6]" office:value-type="float" office:value="1.65609246575342" calcext:value-type="float">
            <text:p>1.65609246575342</text:p>
          </table:table-cell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office:value-type="float" office:value="5.05215E+019" calcext:value-type="float">
            <text:p>5.05E+19</text:p>
          </table:table-cell>
          <table:table-cell table:style-name="ce1" office:value-type="float" office:value="1.51842E+020" calcext:value-type="float">
            <text:p>1.52E+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51842E+020" calcext:value-type="float">
            <text:p>1.52E+20</text:p>
          </table:table-cell>
          <table:table-cell/>
          <table:table-cell table:formula="of:=(1+[.A44])*[.C44]" office:value-type="float" office:value="2.884998E+021" calcext:value-type="float">
            <text:p>2.884998E+021</text:p>
          </table:table-cell>
          <table:table-cell table:formula="of:=[.E44]/100000/[.$I$6]" office:value-type="float" office:value="1.64668835616438" calcext:value-type="float">
            <text:p>1.64668835616438</text:p>
          </table:table-cell>
          <table:table-cell table:number-columns-repeated="3"/>
          <table:table-cell table:style-name="Default" office:value-type="float" office:value="18" calcext:value-type="float">
            <text:p>18</text:p>
          </table:table-cell>
          <table:table-cell office:value-type="float" office:value="4.79276E+019" calcext:value-type="float">
            <text:p>4.79E+19</text:p>
          </table:table-cell>
          <table:table-cell table:style-name="ce1" office:value-type="float" office:value="1.43443E+020" calcext:value-type="float">
            <text:p>1.43E+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43443E+020" calcext:value-type="float">
            <text:p>1.43E+20</text:p>
          </table:table-cell>
          <table:table-cell/>
          <table:table-cell table:formula="of:=(1+[.A45])*[.C45]" office:value-type="float" office:value="2.86886E+021" calcext:value-type="float">
            <text:p>2.86886E+021</text:p>
          </table:table-cell>
          <table:table-cell table:formula="of:=[.E45]/100000/[.$I$6]" office:value-type="float" office:value="1.63747716894977" calcext:value-type="float">
            <text:p>1.63747716894977</text:p>
          </table:table-cell>
          <table:table-cell table:number-columns-repeated="3"/>
          <table:table-cell table:style-name="Default" office:value-type="float" office:value="19" calcext:value-type="float">
            <text:p>19</text:p>
          </table:table-cell>
          <table:table-cell office:value-type="float" office:value="4.55742E+019" calcext:value-type="float">
            <text:p>4.56E+19</text:p>
          </table:table-cell>
          <table:table-cell table:style-name="ce1" office:value-type="float" office:value="1.3587E+020" calcext:value-type="float">
            <text:p>1.36E+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3587E+020" calcext:value-type="float">
            <text:p>1.36E+20</text:p>
          </table:table-cell>
          <table:table-cell/>
          <table:table-cell table:formula="of:=(1+[.A46])*[.C46]" office:value-type="float" office:value="2.85327E+021" calcext:value-type="float">
            <text:p>2.85327E+021</text:p>
          </table:table-cell>
          <table:table-cell table:formula="of:=[.E46]/100000/[.$I$6]" office:value-type="float" office:value="1.62857876712329" calcext:value-type="float">
            <text:p>1.62857876712329</text:p>
          </table:table-cell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office:value-type="float" office:value="4.34312E+019" calcext:value-type="float">
            <text:p>4.34E+19</text:p>
          </table:table-cell>
          <table:table-cell table:style-name="ce1" office:value-type="float" office:value="1.29016E+020" calcext:value-type="float">
            <text:p>1.29E+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29016E+020" calcext:value-type="float">
            <text:p>1.29E+20</text:p>
          </table:table-cell>
          <table:table-cell/>
          <table:table-cell table:formula="of:=(1+[.A47])*[.C47]" office:value-type="float" office:value="2.838352E+021" calcext:value-type="float">
            <text:p>2.838352E+021</text:p>
          </table:table-cell>
          <table:table-cell table:formula="of:=[.E47]/100000/[.$I$6]" office:value-type="float" office:value="1.62006392694064" calcext:value-type="float">
            <text:p>1.62006392694064</text:p>
          </table:table-cell>
          <table:table-cell table:number-columns-repeated="3"/>
          <table:table-cell table:style-name="Default" office:value-type="float" office:value="21" calcext:value-type="float">
            <text:p>21</text:p>
          </table:table-cell>
          <table:table-cell office:value-type="float" office:value="4.14732E+019" calcext:value-type="float">
            <text:p>4.15E+19</text:p>
          </table:table-cell>
          <table:table-cell table:style-name="ce1" office:value-type="float" office:value="1.22793E+020" calcext:value-type="float">
            <text:p>1.23E+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.22793E+020" calcext:value-type="float">
            <text:p>1.23E+20</text:p>
          </table:table-cell>
          <table:table-cell/>
          <table:table-cell table:formula="of:=(1+[.A48])*[.C48]" office:value-type="float" office:value="2.824239E+021" calcext:value-type="float">
            <text:p>2.824239E+021</text:p>
          </table:table-cell>
          <table:table-cell table:formula="of:=[.E48]/100000/[.$I$6]" office:value-type="float" office:value="1.61200856164384" calcext:value-type="float">
            <text:p>1.61200856164384</text:p>
          </table:table-cell>
          <table:table-cell table:number-columns-repeated="3"/>
          <table:table-cell table:style-name="Default" office:value-type="float" office:value="22" calcext:value-type="float">
            <text:p>22</text:p>
          </table:table-cell>
          <table:table-cell office:value-type="float" office:value="3.96787E+019" calcext:value-type="float">
            <text:p>3.97E+19</text:p>
          </table:table-cell>
          <table:table-cell table:style-name="ce1" office:value-type="float" office:value="1.17123E+020" calcext:value-type="float">
            <text:p>1.17E+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.17123E+020" calcext:value-type="float">
            <text:p>1.17E+20</text:p>
          </table:table-cell>
          <table:table-cell/>
          <table:table-cell table:formula="of:=(1+[.A49])*[.C49]" office:value-type="float" office:value="2.810952E+021" calcext:value-type="float">
            <text:p>2.810952E+021</text:p>
          </table:table-cell>
          <table:table-cell table:formula="of:=[.E49]/100000/[.$I$6]" office:value-type="float" office:value="1.60442465753425" calcext:value-type="float">
            <text:p>1.60442465753425</text:p>
          </table:table-cell>
          <table:table-cell table:number-columns-repeated="3"/>
          <table:table-cell table:style-name="Default" office:value-type="float" office:value="23" calcext:value-type="float">
            <text:p>23</text:p>
          </table:table-cell>
          <table:table-cell office:value-type="float" office:value="3.80292E+019" calcext:value-type="float">
            <text:p>3.80E+19</text:p>
          </table:table-cell>
          <table:table-cell table:style-name="ce1" office:value-type="float" office:value="1.11943E+020" calcext:value-type="float">
            <text:p>1.12E+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.11943E+020" calcext:value-type="float">
            <text:p>1.12E+20</text:p>
          </table:table-cell>
          <table:table-cell/>
          <table:table-cell table:formula="of:=(1+[.A50])*[.C50]" office:value-type="float" office:value="2.798575E+021" calcext:value-type="float">
            <text:p>2.798575E+021</text:p>
          </table:table-cell>
          <table:table-cell table:formula="of:=[.E50]/100000/[.$I$6]" office:value-type="float" office:value="1.59736015981735" calcext:value-type="float">
            <text:p>1.59736015981735</text:p>
          </table:table-cell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3.65089E+019" calcext:value-type="float">
            <text:p>3.65E+19</text:p>
          </table:table-cell>
          <table:table-cell table:style-name="ce1" office:value-type="float" office:value="1.07195E+020" calcext:value-type="float">
            <text:p>1.07E+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1.07195E+020" calcext:value-type="float">
            <text:p>1.07E+20</text:p>
          </table:table-cell>
          <table:table-cell/>
          <table:table-cell table:formula="of:=(1+[.A51])*[.C51]" office:value-type="float" office:value="2.78707E+021" calcext:value-type="float">
            <text:p>2.78707E+021</text:p>
          </table:table-cell>
          <table:table-cell table:formula="of:=[.E51]/100000/[.$I$6]" office:value-type="float" office:value="1.59079337899543" calcext:value-type="float">
            <text:p>1.59079337899543</text:p>
          </table:table-cell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3.51041E+019" calcext:value-type="float">
            <text:p>3.51E+19</text:p>
          </table:table-cell>
          <table:table-cell table:style-name="ce1" office:value-type="float" office:value="1.02832E+020" calcext:value-type="float">
            <text:p>1.03E+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1.02832E+020" calcext:value-type="float">
            <text:p>1.03E+20</text:p>
          </table:table-cell>
          <table:table-cell/>
          <table:table-cell table:formula="of:=(1+[.A52])*[.C52]" office:value-type="float" office:value="2.776464E+021" calcext:value-type="float">
            <text:p>2.776464E+021</text:p>
          </table:table-cell>
          <table:table-cell table:formula="of:=[.E52]/100000/[.$I$6]" office:value-type="float" office:value="1.5847397260274" calcext:value-type="float">
            <text:p>1.5847397260274</text:p>
          </table:table-cell>
          <table:table-cell table:number-columns-repeated="3"/>
          <table:table-cell table:style-name="Default" office:value-type="float" office:value="26" calcext:value-type="float">
            <text:p>26</text:p>
          </table:table-cell>
          <table:table-cell office:value-type="float" office:value="3.38026E+019" calcext:value-type="float">
            <text:p>3.38E+19</text:p>
          </table:table-cell>
          <table:table-cell table:style-name="ce1" office:value-type="float" office:value="9.88119E+019" calcext:value-type="float">
            <text:p>9.88E+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9.88119E+019" calcext:value-type="float">
            <text:p>9.88E+19</text:p>
          </table:table-cell>
          <table:table-cell/>
          <table:table-cell table:formula="of:=(1+[.A53])*[.C53]" office:value-type="float" office:value="2.7667332E+021" calcext:value-type="float">
            <text:p>2.7667332E+021</text:p>
          </table:table-cell>
          <table:table-cell table:formula="of:=[.E53]/100000/[.$I$6]" office:value-type="float" office:value="1.57918561643836" calcext:value-type="float">
            <text:p>1.57918561643836</text:p>
          </table:table-cell>
          <table:table-cell table:number-columns-repeated="3"/>
          <table:table-cell table:style-name="Default" office:value-type="float" office:value="27" calcext:value-type="float">
            <text:p>27</text:p>
          </table:table-cell>
          <table:table-cell office:value-type="float" office:value="3.2594E+019" calcext:value-type="float">
            <text:p>3.26E+19</text:p>
          </table:table-cell>
          <table:table-cell table:style-name="ce1" office:value-type="float" office:value="9.50974E+019" calcext:value-type="float">
            <text:p>9.51E+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9.50974E+019" calcext:value-type="float">
            <text:p>9.51E+19</text:p>
          </table:table-cell>
          <table:table-cell/>
          <table:table-cell table:formula="of:=(1+[.A54])*[.C54]" office:value-type="float" office:value="2.7578246E+021" calcext:value-type="float">
            <text:p>2.7578246E+021</text:p>
          </table:table-cell>
          <table:table-cell table:formula="of:=[.E54]/100000/[.$I$6]" office:value-type="float" office:value="1.57410079908676" calcext:value-type="float">
            <text:p>1.57410079908676</text:p>
          </table:table-cell>
          <table:table-cell table:number-columns-repeated="3"/>
          <table:table-cell table:style-name="Default" office:value-type="float" office:value="28" calcext:value-type="float">
            <text:p>28</text:p>
          </table:table-cell>
          <table:table-cell office:value-type="float" office:value="3.14692E+019" calcext:value-type="float">
            <text:p>3.15E+19</text:p>
          </table:table-cell>
          <table:table-cell table:style-name="ce1" office:value-type="float" office:value="9.1657E+019" calcext:value-type="float">
            <text:p>9.17E+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9.1657E+019" calcext:value-type="float">
            <text:p>9.17E+19</text:p>
          </table:table-cell>
          <table:table-cell/>
          <table:table-cell table:formula="of:=(1+[.A55])*[.C55]" office:value-type="float" office:value="2.74971E+021" calcext:value-type="float">
            <text:p>2.74971E+021</text:p>
          </table:table-cell>
          <table:table-cell table:formula="of:=[.E55]/100000/[.$I$6]" office:value-type="float" office:value="1.56946917808219" calcext:value-type="float">
            <text:p>1.56946917808219</text:p>
          </table:table-cell>
          <table:table-cell table:number-columns-repeated="3"/>
          <table:table-cell table:style-name="Default" office:value-type="float" office:value="29" calcext:value-type="float">
            <text:p>29</text:p>
          </table:table-cell>
          <table:table-cell office:value-type="float" office:value="3.042E+019" calcext:value-type="float">
            <text:p>3.04E+19</text:p>
          </table:table-cell>
          <table:table-cell table:style-name="ce1" office:value-type="float" office:value="8.84625E+019" calcext:value-type="float">
            <text:p>8.85E+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8.84625E+019" calcext:value-type="float">
            <text:p>8.85E+19</text:p>
          </table:table-cell>
          <table:table-cell/>
          <table:table-cell table:formula="of:=(1+[.A56])*[.C56]" office:value-type="float" office:value="2.7423375E+021" calcext:value-type="float">
            <text:p>2.7423375E+021</text:p>
          </table:table-cell>
          <table:table-cell table:formula="of:=[.E56]/100000/[.$I$6]" office:value-type="float" office:value="1.56526113013699" calcext:value-type="float">
            <text:p>1.56526113013699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ce1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2.55544E+021" calcext:value-type="float">
            <text:p>2.56E+21</text:p>
          </table:table-cell>
          <table:table-cell/>
          <table:table-cell table:style-name="ce1" office:value-type="float" office:value="3.46444E+021" calcext:value-type="float">
            <text:p>3.46E+21</text:p>
          </table:table-cell>
          <table:table-cell table:formula="of:=[.E63]/100000/[.$I$6]" office:value-type="float" office:value="1.9774200913242" calcext:value-type="float">
            <text:p>1.97742009132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.38558E+020" calcext:value-type="float">
            <text:p>6.39E+20</text:p>
          </table:table-cell>
          <table:table-cell office:value-type="float" office:value="2.2939E+021" calcext:value-type="float">
            <text:p>2.29E+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2.2939E+021" calcext:value-type="float">
            <text:p>2.29E+21</text:p>
          </table:table-cell>
          <table:table-cell/>
          <table:table-cell table:formula="of:=(1+[.A64])*[.C64]" office:value-type="float" office:value="4.5878E+021" calcext:value-type="float">
            <text:p>4.5878E+021</text:p>
          </table:table-cell>
          <table:table-cell table:formula="of:=[.E64]/100000/[.$I$6]" office:value-type="float" office:value="2.61860730593607" calcext:value-type="float">
            <text:p>2.618607305936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.94431E+020" calcext:value-type="float">
            <text:p>4.94E+20</text:p>
          </table:table-cell>
          <table:table-cell office:value-type="float" office:value="1.72358E+021" calcext:value-type="float">
            <text:p>1.72E+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1.72358E+021" calcext:value-type="float">
            <text:p>1.72E+21</text:p>
          </table:table-cell>
          <table:table-cell/>
          <table:table-cell table:formula="of:=(1+[.A65])*[.C65]" office:value-type="float" office:value="5.17074E+021" calcext:value-type="float">
            <text:p>5.17074E+021</text:p>
          </table:table-cell>
          <table:table-cell table:formula="of:=[.E65]/100000/[.$I$6]" office:value-type="float" office:value="2.95133561643836" calcext:value-type="float">
            <text:p>2.951335616438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036E+020" calcext:value-type="float">
            <text:p>4.04E+20</text:p>
          </table:table-cell>
          <table:table-cell office:value-type="float" office:value="1.37646E+021" calcext:value-type="float">
            <text:p>1.38E+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1.37646E+021" calcext:value-type="float">
            <text:p>1.38E+21</text:p>
          </table:table-cell>
          <table:table-cell/>
          <table:table-cell table:formula="of:=(1+[.A66])*[.C66]" office:value-type="float" office:value="5.50584E+021" calcext:value-type="float">
            <text:p>5.50584E+021</text:p>
          </table:table-cell>
          <table:table-cell table:formula="of:=[.E66]/100000/[.$I$6]" office:value-type="float" office:value="3.14260273972603" calcext:value-type="float">
            <text:p>3.14260273972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40433E+020" calcext:value-type="float">
            <text:p>3.40E+20</text:p>
          </table:table-cell>
          <table:table-cell office:value-type="float" office:value="1.14156E+021" calcext:value-type="float">
            <text:p>1.14E+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1.14156E+021" calcext:value-type="float">
            <text:p>1.14E+21</text:p>
          </table:table-cell>
          <table:table-cell/>
          <table:table-cell table:formula="of:=(1+[.A67])*[.C67]" office:value-type="float" office:value="5.7078E+021" calcext:value-type="float">
            <text:p>5.7078E+021</text:p>
          </table:table-cell>
          <table:table-cell table:formula="of:=[.E67]/100000/[.$I$6]" office:value-type="float" office:value="3.25787671232877" calcext:value-type="float">
            <text:p>3.257876712328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93807E+020" calcext:value-type="float">
            <text:p>2.94E+20</text:p>
          </table:table-cell>
          <table:table-cell office:value-type="float" office:value="9.71652E+020" calcext:value-type="float">
            <text:p>9.72E+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9.71652E+020" calcext:value-type="float">
            <text:p>9.72E+20</text:p>
          </table:table-cell>
          <table:table-cell/>
          <table:table-cell table:formula="of:=(1+[.A68])*[.C68]" office:value-type="float" office:value="5.829912E+021" calcext:value-type="float">
            <text:p>5.829912E+021</text:p>
          </table:table-cell>
          <table:table-cell table:formula="of:=[.E68]/100000/[.$I$6]" office:value-type="float" office:value="3.32757534246575" calcext:value-type="float">
            <text:p>3.327575342465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7955E+020" calcext:value-type="float">
            <text:p>2.58E+20</text:p>
          </table:table-cell>
          <table:table-cell office:value-type="float" office:value="8.42934E+020" calcext:value-type="float">
            <text:p>8.43E+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8.42934E+020" calcext:value-type="float">
            <text:p>8.43E+20</text:p>
          </table:table-cell>
          <table:table-cell/>
          <table:table-cell table:formula="of:=(1+[.A69])*[.C69]" office:value-type="float" office:value="5.900538E+021" calcext:value-type="float">
            <text:p>5.900538E+021</text:p>
          </table:table-cell>
          <table:table-cell table:formula="of:=[.E69]/100000/[.$I$6]" office:value-type="float" office:value="3.36788698630137" calcext:value-type="float">
            <text:p>3.367886986301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2955E+020" calcext:value-type="float">
            <text:p>2.30E+20</text:p>
          </table:table-cell>
          <table:table-cell office:value-type="float" office:value="7.42087E+020" calcext:value-type="float">
            <text:p>7.42E+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7.42087E+020" calcext:value-type="float">
            <text:p>7.42E+20</text:p>
          </table:table-cell>
          <table:table-cell/>
          <table:table-cell table:formula="of:=(1+[.A70])*[.C70]" office:value-type="float" office:value="5.936696E+021" calcext:value-type="float">
            <text:p>5.936696E+021</text:p>
          </table:table-cell>
          <table:table-cell table:formula="of:=[.E70]/100000/[.$I$6]" office:value-type="float" office:value="3.38852511415525" calcext:value-type="float">
            <text:p>3.388525114155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.06517E+020" calcext:value-type="float">
            <text:p>2.07E+20</text:p>
          </table:table-cell>
          <table:table-cell office:value-type="float" office:value="6.61038E+020" calcext:value-type="float">
            <text:p>6.61E+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6.61038E+020" calcext:value-type="float">
            <text:p>6.61E+20</text:p>
          </table:table-cell>
          <table:table-cell/>
          <table:table-cell table:formula="of:=(1+[.A71])*[.C71]" office:value-type="float" office:value="5.949342E+021" calcext:value-type="float">
            <text:p>5.949342E+021</text:p>
          </table:table-cell>
          <table:table-cell table:formula="of:=[.E71]/100000/[.$I$6]" office:value-type="float" office:value="3.39574315068493" calcext:value-type="float">
            <text:p>3.395743150684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8749E+020" calcext:value-type="float">
            <text:p>1.87E+20</text:p>
          </table:table-cell>
          <table:table-cell office:value-type="float" office:value="5.9459E+020" calcext:value-type="float">
            <text:p>5.95E+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5.9459E+020" calcext:value-type="float">
            <text:p>5.95E+20</text:p>
          </table:table-cell>
          <table:table-cell/>
          <table:table-cell table:formula="of:=(1+[.A72])*[.C72]" office:value-type="float" office:value="5.9459E+021" calcext:value-type="float">
            <text:p>5.9459E+021</text:p>
          </table:table-cell>
          <table:table-cell table:formula="of:=[.E72]/100000/[.$I$6]" office:value-type="float" office:value="3.39377853881278" calcext:value-type="float">
            <text:p>3.393778538812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71527E+020" calcext:value-type="float">
            <text:p>1.72E+20</text:p>
          </table:table-cell>
          <table:table-cell office:value-type="float" office:value="5.39225E+020" calcext:value-type="float">
            <text:p>5.39E+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5.39225E+020" calcext:value-type="float">
            <text:p>5.39E+20</text:p>
          </table:table-cell>
          <table:table-cell/>
          <table:table-cell table:formula="of:=(1+[.A73])*[.C73]" office:value-type="float" office:value="6.4707E+021" calcext:value-type="float">
            <text:p>6.4707E+021</text:p>
          </table:table-cell>
          <table:table-cell table:formula="of:=[.E73]/100000/[.$I$6]" office:value-type="float" office:value="3.69332191780822" calcext:value-type="float">
            <text:p>3.693321917808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57959E+020" calcext:value-type="float">
            <text:p>1.58E+20</text:p>
          </table:table-cell>
          <table:table-cell office:value-type="float" office:value="4.92475E+020" calcext:value-type="float">
            <text:p>4.92E+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4.92475E+020" calcext:value-type="float">
            <text:p>4.92E+20</text:p>
          </table:table-cell>
          <table:table-cell/>
          <table:table-cell table:formula="of:=(1+[.A74])*[.C74]" office:value-type="float" office:value="6.402175E+021" calcext:value-type="float">
            <text:p>6.402175E+021</text:p>
          </table:table-cell>
          <table:table-cell table:formula="of:=[.E74]/100000/[.$I$6]" office:value-type="float" office:value="3.65420947488585" calcext:value-type="float">
            <text:p>3.654209474885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46296E+020" calcext:value-type="float">
            <text:p>1.46E+20</text:p>
          </table:table-cell>
          <table:table-cell office:value-type="float" office:value="4.52551E+020" calcext:value-type="float">
            <text:p>4.53E+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4.52551E+020" calcext:value-type="float">
            <text:p>4.53E+20</text:p>
          </table:table-cell>
          <table:table-cell/>
          <table:table-cell table:formula="of:=(1+[.A75])*[.C75]" office:value-type="float" office:value="6.335714E+021" calcext:value-type="float">
            <text:p>6.335714E+021</text:p>
          </table:table-cell>
          <table:table-cell table:formula="of:=[.E75]/100000/[.$I$6]" office:value-type="float" office:value="3.61627511415525" calcext:value-type="float">
            <text:p>3.616275114155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36174E+020" calcext:value-type="float">
            <text:p>1.36E+20</text:p>
          </table:table-cell>
          <table:table-cell office:value-type="float" office:value="4.18127E+020" calcext:value-type="float">
            <text:p>4.18E+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4.18127E+020" calcext:value-type="float">
            <text:p>4.18E+20</text:p>
          </table:table-cell>
          <table:table-cell/>
          <table:table-cell table:formula="of:=(1+[.A76])*[.C76]" office:value-type="float" office:value="6.271905E+021" calcext:value-type="float">
            <text:p>6.271905E+021</text:p>
          </table:table-cell>
          <table:table-cell table:formula="of:=[.E76]/100000/[.$I$6]" office:value-type="float" office:value="3.57985445205479" calcext:value-type="float">
            <text:p>3.579854452054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27314E+020" calcext:value-type="float">
            <text:p>1.27E+20</text:p>
          </table:table-cell>
          <table:table-cell office:value-type="float" office:value="3.88195E+020" calcext:value-type="float">
            <text:p>3.88E+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3.88195E+020" calcext:value-type="float">
            <text:p>3.88E+20</text:p>
          </table:table-cell>
          <table:table-cell/>
          <table:table-cell table:formula="of:=(1+[.A77])*[.C77]" office:value-type="float" office:value="6.21112E+021" calcext:value-type="float">
            <text:p>6.21112E+021</text:p>
          </table:table-cell>
          <table:table-cell table:formula="of:=[.E77]/100000/[.$I$6]" office:value-type="float" office:value="3.5451598173516" calcext:value-type="float">
            <text:p>3.54515981735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19501E+020" calcext:value-type="float">
            <text:p>1.20E+20</text:p>
          </table:table-cell>
          <table:table-cell office:value-type="float" office:value="3.61978E+020" calcext:value-type="float">
            <text:p>3.62E+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3.61978E+020" calcext:value-type="float">
            <text:p>3.62E+20</text:p>
          </table:table-cell>
          <table:table-cell/>
          <table:table-cell table:formula="of:=(1+[.A78])*[.C78]" office:value-type="float" office:value="6.153626E+021" calcext:value-type="float">
            <text:p>6.153626E+021</text:p>
          </table:table-cell>
          <table:table-cell table:formula="of:=[.E78]/100000/[.$I$6]" office:value-type="float" office:value="3.51234360730594" calcext:value-type="float">
            <text:p>3.5123436073059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12566E+020" calcext:value-type="float">
            <text:p>1.13E+20</text:p>
          </table:table-cell>
          <table:table-cell office:value-type="float" office:value="3.38867E+020" calcext:value-type="float">
            <text:p>3.39E+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3.38867E+020" calcext:value-type="float">
            <text:p>3.39E+20</text:p>
          </table:table-cell>
          <table:table-cell/>
          <table:table-cell table:formula="of:=(1+[.A79])*[.C79]" office:value-type="float" office:value="6.099606E+021" calcext:value-type="float">
            <text:p>6.099606E+021</text:p>
          </table:table-cell>
          <table:table-cell table:formula="of:=[.E79]/100000/[.$I$6]" office:value-type="float" office:value="3.4815102739726" calcext:value-type="float">
            <text:p>3.48151027397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06374E+020" calcext:value-type="float">
            <text:p>1.06E+20</text:p>
          </table:table-cell>
          <table:table-cell office:value-type="float" office:value="3.18374E+020" calcext:value-type="float">
            <text:p>3.18E+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3.18374E+020" calcext:value-type="float">
            <text:p>3.18E+20</text:p>
          </table:table-cell>
          <table:table-cell/>
          <table:table-cell table:formula="of:=(1+[.A80])*[.C80]" office:value-type="float" office:value="6.049106E+021" calcext:value-type="float">
            <text:p>6.049106E+021</text:p>
          </table:table-cell>
          <table:table-cell table:formula="of:=[.E80]/100000/[.$I$6]" office:value-type="float" office:value="3.45268607305936" calcext:value-type="float">
            <text:p>3.4526860730593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00815E+020" calcext:value-type="float">
            <text:p>1.01E+20</text:p>
          </table:table-cell>
          <table:table-cell office:value-type="float" office:value="3.00108E+020" calcext:value-type="float">
            <text:p>3.00E+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3.00108E+020" calcext:value-type="float">
            <text:p>3.00E+20</text:p>
          </table:table-cell>
          <table:table-cell/>
          <table:table-cell table:formula="of:=(1+[.A81])*[.C81]" office:value-type="float" office:value="6.00216E+021" calcext:value-type="float">
            <text:p>6.00216E+021</text:p>
          </table:table-cell>
          <table:table-cell table:formula="of:=[.E81]/100000/[.$I$6]" office:value-type="float" office:value="3.4258904109589" calcext:value-type="float">
            <text:p>3.425890410958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.58027E+019" calcext:value-type="float">
            <text:p>9.58E+19</text:p>
          </table:table-cell>
          <table:table-cell office:value-type="float" office:value="2.8375E+020" calcext:value-type="float">
            <text:p>2.84E+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2.8375E+020" calcext:value-type="float">
            <text:p>2.84E+20</text:p>
          </table:table-cell>
          <table:table-cell/>
          <table:table-cell table:formula="of:=(1+[.A82])*[.C82]" office:value-type="float" office:value="5.95875E+021" calcext:value-type="float">
            <text:p>5.95875E+021</text:p>
          </table:table-cell>
          <table:table-cell table:formula="of:=[.E82]/100000/[.$I$6]" office:value-type="float" office:value="3.40111301369863" calcext:value-type="float">
            <text:p>3.4011130136986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.12624E+019" calcext:value-type="float">
            <text:p>9.13E+19</text:p>
          </table:table-cell>
          <table:table-cell office:value-type="float" office:value="2.69037E+020" calcext:value-type="float">
            <text:p>2.69E+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2.69037E+020" calcext:value-type="float">
            <text:p>2.69E+20</text:p>
          </table:table-cell>
          <table:table-cell/>
          <table:table-cell table:formula="of:=(1+[.A83])*[.C83]" office:value-type="float" office:value="5.918814E+021" calcext:value-type="float">
            <text:p>5.918814E+021</text:p>
          </table:table-cell>
          <table:table-cell table:formula="of:=[.E83]/100000/[.$I$6]" office:value-type="float" office:value="3.37831849315068" calcext:value-type="float">
            <text:p>3.3783184931506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.71336E+019" calcext:value-type="float">
            <text:p>8.71E+19</text:p>
          </table:table-cell>
          <table:table-cell office:value-type="float" office:value="2.55748E+020" calcext:value-type="float">
            <text:p>2.56E+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2.55748E+020" calcext:value-type="float">
            <text:p>2.56E+20</text:p>
          </table:table-cell>
          <table:table-cell/>
          <table:table-cell table:formula="of:=(1+[.A84])*[.C84]" office:value-type="float" office:value="5.882204E+021" calcext:value-type="float">
            <text:p>5.882204E+021</text:p>
          </table:table-cell>
          <table:table-cell table:formula="of:=[.E84]/100000/[.$I$6]" office:value-type="float" office:value="3.35742237442922" calcext:value-type="float">
            <text:p>3.357422374429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.33652E+019" calcext:value-type="float">
            <text:p>8.34E+19</text:p>
          </table:table-cell>
          <table:table-cell office:value-type="float" office:value="2.43701E+020" calcext:value-type="float">
            <text:p>2.44E+2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.43701E+020" calcext:value-type="float">
            <text:p>2.44E+20</text:p>
          </table:table-cell>
          <table:table-cell/>
          <table:table-cell table:formula="of:=(1+[.A85])*[.C85]" office:value-type="float" office:value="5.848824E+021" calcext:value-type="float">
            <text:p>5.848824E+021</text:p>
          </table:table-cell>
          <table:table-cell table:formula="of:=[.E85]/100000/[.$I$6]" office:value-type="float" office:value="3.3383698630137" calcext:value-type="float">
            <text:p>3.338369863013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.99142E+019" calcext:value-type="float">
            <text:p>7.99E+19</text:p>
          </table:table-cell>
          <table:table-cell office:value-type="float" office:value="2.3274E+020" calcext:value-type="float">
            <text:p>2.33E+2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2.3274E+020" calcext:value-type="float">
            <text:p>2.33E+20</text:p>
          </table:table-cell>
          <table:table-cell/>
          <table:table-cell table:formula="of:=(1+[.A86])*[.C86]" office:value-type="float" office:value="5.8185E+021" calcext:value-type="float">
            <text:p>5.8185E+021</text:p>
          </table:table-cell>
          <table:table-cell table:formula="of:=[.E86]/100000/[.$I$6]" office:value-type="float" office:value="3.32106164383562" calcext:value-type="float">
            <text:p>3.3210616438356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.67436E+019" calcext:value-type="float">
            <text:p>7.67E+19</text:p>
          </table:table-cell>
          <table:table-cell office:value-type="float" office:value="2.22733E+020" calcext:value-type="float">
            <text:p>2.23E+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.22733E+020" calcext:value-type="float">
            <text:p>2.23E+20</text:p>
          </table:table-cell>
          <table:table-cell/>
          <table:table-cell table:formula="of:=(1+[.A87])*[.C87]" office:value-type="float" office:value="5.791058E+021" calcext:value-type="float">
            <text:p>5.791058E+021</text:p>
          </table:table-cell>
          <table:table-cell table:formula="of:=[.E87]/100000/[.$I$6]" office:value-type="float" office:value="3.30539840182648" calcext:value-type="float">
            <text:p>3.305398401826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.38218E+019" calcext:value-type="float">
            <text:p>7.38E+19</text:p>
          </table:table-cell>
          <table:table-cell office:value-type="float" office:value="2.13568E+020" calcext:value-type="float">
            <text:p>2.14E+2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2.13568E+020" calcext:value-type="float">
            <text:p>2.14E+20</text:p>
          </table:table-cell>
          <table:table-cell/>
          <table:table-cell table:formula="of:=(1+[.A88])*[.C88]" office:value-type="float" office:value="5.766336E+021" calcext:value-type="float">
            <text:p>5.766336E+021</text:p>
          </table:table-cell>
          <table:table-cell table:formula="of:=[.E88]/100000/[.$I$6]" office:value-type="float" office:value="3.29128767123288" calcext:value-type="float">
            <text:p>3.2912876712328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.11218E+019" calcext:value-type="float">
            <text:p>7.11E+19</text:p>
          </table:table-cell>
          <table:table-cell office:value-type="float" office:value="2.05148E+020" calcext:value-type="float">
            <text:p>2.05E+2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2.05148E+020" calcext:value-type="float">
            <text:p>2.05E+20</text:p>
          </table:table-cell>
          <table:table-cell/>
          <table:table-cell table:formula="of:=(1+[.A89])*[.C89]" office:value-type="float" office:value="5.744144E+021" calcext:value-type="float">
            <text:p>5.744144E+021</text:p>
          </table:table-cell>
          <table:table-cell table:formula="of:=[.E89]/100000/[.$I$6]" office:value-type="float" office:value="3.27862100456621" calcext:value-type="float">
            <text:p>3.278621004566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.86199E+019" calcext:value-type="float">
            <text:p>6.86E+19</text:p>
          </table:table-cell>
          <table:table-cell office:value-type="float" office:value="1.9739E+020" calcext:value-type="float">
            <text:p>1.97E+2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.9739E+020" calcext:value-type="float">
            <text:p>1.97E+20</text:p>
          </table:table-cell>
          <table:table-cell/>
          <table:table-cell table:formula="of:=(1+[.A90])*[.C90]" office:value-type="float" office:value="5.72431E+021" calcext:value-type="float">
            <text:p>5.72431E+021</text:p>
          </table:table-cell>
          <table:table-cell table:formula="of:=[.E90]/100000/[.$I$6]" office:value-type="float" office:value="3.2673002283105" calcext:value-type="float">
            <text:p>3.267300228310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.62957E+019" calcext:value-type="float">
            <text:p>6.63E+19</text:p>
          </table:table-cell>
          <table:table-cell office:value-type="float" office:value="1.9022E+020" calcext:value-type="float">
            <text:p>1.90E+2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.9022E+020" calcext:value-type="float">
            <text:p>1.90E+20</text:p>
          </table:table-cell>
          <table:table-cell/>
          <table:table-cell table:formula="of:=(1+[.A91])*[.C91]" office:value-type="float" office:value="5.7066E+021" calcext:value-type="float">
            <text:p>5.7066E+021</text:p>
          </table:table-cell>
          <table:table-cell table:formula="of:=[.E91]/100000/[.$I$6]" office:value-type="float" office:value="3.25719178082192" calcext:value-type="float">
            <text:p>3.2571917808219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.41311E+019" calcext:value-type="float">
            <text:p>6.41E+19</text:p>
          </table:table-cell>
          <table:table-cell office:value-type="float" office:value="1.83577E+020" calcext:value-type="float">
            <text:p>1.84E+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1.83577E+020" calcext:value-type="float">
            <text:p>1.84E+20</text:p>
          </table:table-cell>
          <table:table-cell/>
          <table:table-cell table:formula="of:=(1+[.A92])*[.C92]" office:value-type="float" office:value="5.690887E+021" calcext:value-type="float">
            <text:p>5.690887E+021</text:p>
          </table:table-cell>
          <table:table-cell table:formula="of:=[.E92]/100000/[.$I$6]" office:value-type="float" office:value="3.24822317351598" calcext:value-type="float">
            <text:p>3.248223173515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.21106E+019" calcext:value-type="float">
            <text:p>6.21E+19</text:p>
          </table:table-cell>
          <table:table-cell office:value-type="float" office:value="1.77405E+020" calcext:value-type="float">
            <text:p>1.77E+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1.77405E+020" calcext:value-type="float">
            <text:p>1.77E+20</text:p>
          </table:table-cell>
          <table:table-cell/>
          <table:table-cell table:formula="of:=(1+[.A93])*[.C93]" office:value-type="float" office:value="5.67696E+021" calcext:value-type="float">
            <text:p>5.67696E+021</text:p>
          </table:table-cell>
          <table:table-cell table:formula="of:=[.E93]/100000/[.$I$6]" office:value-type="float" office:value="3.24027397260274" calcext:value-type="float">
            <text:p>3.24027397260274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/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52687E+021" calcext:value-type="float">
            <text:p>1.53E+21</text:p>
          </table:table-cell>
          <table:table-cell/>
          <table:table-cell table:style-name="ce1" office:value-type="float" office:value="1.52687E+021" calcext:value-type="float">
            <text:p>1.53E+21</text:p>
          </table:table-cell>
          <table:table-cell table:formula="of:=[.E97]/100000/[.$I$6]" office:value-type="float" office:value="0.871501141552511" calcext:value-type="float">
            <text:p>0.8715011415525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9.1484E+020" calcext:value-type="float">
            <text:p>9.15E+20</text:p>
          </table:table-cell>
          <table:table-cell/>
          <table:table-cell table:formula="of:=(1+[.A98])*[.C98]" office:value-type="float" office:value="1.82968E+021" calcext:value-type="float">
            <text:p>1.82968E+021</text:p>
          </table:table-cell>
          <table:table-cell table:formula="of:=[.E98]/100000/[.$I$6]" office:value-type="float" office:value="1.04433789954338" calcext:value-type="float">
            <text:p>1.044337899543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6.7033E+020" calcext:value-type="float">
            <text:p>6.70E+20</text:p>
          </table:table-cell>
          <table:table-cell/>
          <table:table-cell table:formula="of:=(1+[.A99])*[.C99]" office:value-type="float" office:value="2.01099E+021" calcext:value-type="float">
            <text:p>2.01099E+021</text:p>
          </table:table-cell>
          <table:table-cell table:formula="of:=[.E99]/100000/[.$I$6]" office:value-type="float" office:value="1.14782534246575" calcext:value-type="float">
            <text:p>1.147825342465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5.29483E+020" calcext:value-type="float">
            <text:p>5.29E+20</text:p>
          </table:table-cell>
          <table:table-cell/>
          <table:table-cell table:formula="of:=(1+[.A100])*[.C100]" office:value-type="float" office:value="2.117932E+021" calcext:value-type="float">
            <text:p>2.117932E+021</text:p>
          </table:table-cell>
          <table:table-cell table:formula="of:=[.E100]/100000/[.$I$6]" office:value-type="float" office:value="1.20886529680365" calcext:value-type="float">
            <text:p>1.2088652968036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4.37274E+020" calcext:value-type="float">
            <text:p>4.37E+20</text:p>
          </table:table-cell>
          <table:table-cell/>
          <table:table-cell table:formula="of:=(1+[.A101])*[.C101]" office:value-type="float" office:value="2.18637E+021" calcext:value-type="float">
            <text:p>2.18637E+021</text:p>
          </table:table-cell>
          <table:table-cell table:formula="of:=[.E101]/100000/[.$I$6]" office:value-type="float" office:value="1.24792808219178" calcext:value-type="float">
            <text:p>1.2479280821917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3.71933E+020" calcext:value-type="float">
            <text:p>3.72E+20</text:p>
          </table:table-cell>
          <table:table-cell/>
          <table:table-cell table:formula="of:=(1+[.A102])*[.C102]" office:value-type="float" office:value="2.231598E+021" calcext:value-type="float">
            <text:p>2.231598E+021</text:p>
          </table:table-cell>
          <table:table-cell table:formula="of:=[.E102]/100000/[.$I$6]" office:value-type="float" office:value="1.27374315068493" calcext:value-type="float">
            <text:p>1.2737431506849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3.23018E+020" calcext:value-type="float">
            <text:p>3.23E+20</text:p>
          </table:table-cell>
          <table:table-cell/>
          <table:table-cell table:formula="of:=(1+[.A103])*[.C103]" office:value-type="float" office:value="2.261126E+021" calcext:value-type="float">
            <text:p>2.261126E+021</text:p>
          </table:table-cell>
          <table:table-cell table:formula="of:=[.E103]/100000/[.$I$6]" office:value-type="float" office:value="1.29059703196347" calcext:value-type="float">
            <text:p>1.2905970319634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2.84914E+020" calcext:value-type="float">
            <text:p>2.85E+20</text:p>
          </table:table-cell>
          <table:table-cell/>
          <table:table-cell table:formula="of:=(1+[.A104])*[.C104]" office:value-type="float" office:value="2.279312E+021" calcext:value-type="float">
            <text:p>2.279312E+021</text:p>
          </table:table-cell>
          <table:table-cell table:formula="of:=[.E104]/100000/[.$I$6]" office:value-type="float" office:value="1.30097716894977" calcext:value-type="float">
            <text:p>1.3009771689497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2.54339E+020" calcext:value-type="float">
            <text:p>2.54E+20</text:p>
          </table:table-cell>
          <table:table-cell/>
          <table:table-cell table:formula="of:=(1+[.A105])*[.C105]" office:value-type="float" office:value="2.289051E+021" calcext:value-type="float">
            <text:p>2.289051E+021</text:p>
          </table:table-cell>
          <table:table-cell table:formula="of:=[.E105]/100000/[.$I$6]" office:value-type="float" office:value="1.30653595890411" calcext:value-type="float">
            <text:p>1.3065359589041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29241E+020" calcext:value-type="float">
            <text:p>2.29E+20</text:p>
          </table:table-cell>
          <table:table-cell/>
          <table:table-cell table:formula="of:=(1+[.A106])*[.C106]" office:value-type="float" office:value="2.29241E+021" calcext:value-type="float">
            <text:p>2.29241E+021</text:p>
          </table:table-cell>
          <table:table-cell table:formula="of:=[.E106]/100000/[.$I$6]" office:value-type="float" office:value="1.30845319634703" calcext:value-type="float">
            <text:p>1.3084531963470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08269E+020" calcext:value-type="float">
            <text:p>2.08E+20</text:p>
          </table:table-cell>
          <table:table-cell/>
          <table:table-cell table:formula="of:=(1+[.A107])*[.C107]" office:value-type="float" office:value="2.499228E+021" calcext:value-type="float">
            <text:p>2.499228E+021</text:p>
          </table:table-cell>
          <table:table-cell table:formula="of:=[.E107]/100000/[.$I$6]" office:value-type="float" office:value="1.4265" calcext:value-type="float">
            <text:p>1.426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1.90489E+020" calcext:value-type="float">
            <text:p>1.90E+20</text:p>
          </table:table-cell>
          <table:table-cell/>
          <table:table-cell table:formula="of:=(1+[.A108])*[.C108]" office:value-type="float" office:value="2.476357E+021" calcext:value-type="float">
            <text:p>2.476357E+021</text:p>
          </table:table-cell>
          <table:table-cell table:formula="of:=[.E108]/100000/[.$I$6]" office:value-type="float" office:value="1.41344577625571" calcext:value-type="float">
            <text:p>1.4134457762557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1.75236E+020" calcext:value-type="float">
            <text:p>1.75E+20</text:p>
          </table:table-cell>
          <table:table-cell/>
          <table:table-cell table:formula="of:=(1+[.A109])*[.C109]" office:value-type="float" office:value="2.453304E+021" calcext:value-type="float">
            <text:p>2.453304E+021</text:p>
          </table:table-cell>
          <table:table-cell table:formula="of:=[.E109]/100000/[.$I$6]" office:value-type="float" office:value="1.40028767123288" calcext:value-type="float">
            <text:p>1.4002876712328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1.62023E+020" calcext:value-type="float">
            <text:p>1.62E+20</text:p>
          </table:table-cell>
          <table:table-cell/>
          <table:table-cell table:formula="of:=(1+[.A110])*[.C110]" office:value-type="float" office:value="2.430345E+021" calcext:value-type="float">
            <text:p>2.430345E+021</text:p>
          </table:table-cell>
          <table:table-cell table:formula="of:=[.E110]/100000/[.$I$6]" office:value-type="float" office:value="1.38718321917808" calcext:value-type="float">
            <text:p>1.3871832191780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5048E+020" calcext:value-type="float">
            <text:p>1.50E+20</text:p>
          </table:table-cell>
          <table:table-cell/>
          <table:table-cell table:formula="of:=(1+[.A111])*[.C111]" office:value-type="float" office:value="2.40768E+021" calcext:value-type="float">
            <text:p>2.40768E+021</text:p>
          </table:table-cell>
          <table:table-cell table:formula="of:=[.E111]/100000/[.$I$6]" office:value-type="float" office:value="1.37424657534247" calcext:value-type="float">
            <text:p>1.3742465753424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40325E+020" calcext:value-type="float">
            <text:p>1.40E+20</text:p>
          </table:table-cell>
          <table:table-cell/>
          <table:table-cell table:formula="of:=(1+[.A112])*[.C112]" office:value-type="float" office:value="2.385525E+021" calcext:value-type="float">
            <text:p>2.385525E+021</text:p>
          </table:table-cell>
          <table:table-cell table:formula="of:=[.E112]/100000/[.$I$6]" office:value-type="float" office:value="1.36160102739726" calcext:value-type="float">
            <text:p>1.3616010273972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31336E+020" calcext:value-type="float">
            <text:p>1.31E+20</text:p>
          </table:table-cell>
          <table:table-cell/>
          <table:table-cell table:formula="of:=(1+[.A113])*[.C113]" office:value-type="float" office:value="2.364048E+021" calcext:value-type="float">
            <text:p>2.364048E+021</text:p>
          </table:table-cell>
          <table:table-cell table:formula="of:=[.E113]/100000/[.$I$6]" office:value-type="float" office:value="1.34934246575343" calcext:value-type="float">
            <text:p>1.349342465753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23335E+020" calcext:value-type="float">
            <text:p>1.23E+20</text:p>
          </table:table-cell>
          <table:table-cell/>
          <table:table-cell table:formula="of:=(1+[.A114])*[.C114]" office:value-type="float" office:value="2.343365E+021" calcext:value-type="float">
            <text:p>2.343365E+021</text:p>
          </table:table-cell>
          <table:table-cell table:formula="of:=[.E114]/100000/[.$I$6]" office:value-type="float" office:value="1.33753710045662" calcext:value-type="float">
            <text:p>1.3375371004566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1618E+020" calcext:value-type="float">
            <text:p>1.16E+20</text:p>
          </table:table-cell>
          <table:table-cell/>
          <table:table-cell table:formula="of:=(1+[.A115])*[.C115]" office:value-type="float" office:value="2.3236E+021" calcext:value-type="float">
            <text:p>2.3236E+021</text:p>
          </table:table-cell>
          <table:table-cell table:formula="of:=[.E115]/100000/[.$I$6]" office:value-type="float" office:value="1.32625570776256" calcext:value-type="float">
            <text:p>1.3262557077625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09754E+020" calcext:value-type="float">
            <text:p>1.10E+20</text:p>
          </table:table-cell>
          <table:table-cell/>
          <table:table-cell table:formula="of:=(1+[.A116])*[.C116]" office:value-type="float" office:value="2.304834E+021" calcext:value-type="float">
            <text:p>2.304834E+021</text:p>
          </table:table-cell>
          <table:table-cell table:formula="of:=[.E116]/100000/[.$I$6]" office:value-type="float" office:value="1.31554452054795" calcext:value-type="float">
            <text:p>1.3155445205479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0396E+020" calcext:value-type="float">
            <text:p>1.04E+20</text:p>
          </table:table-cell>
          <table:table-cell/>
          <table:table-cell table:formula="of:=(1+[.A117])*[.C117]" office:value-type="float" office:value="2.28712E+021" calcext:value-type="float">
            <text:p>2.28712E+021</text:p>
          </table:table-cell>
          <table:table-cell table:formula="of:=[.E117]/100000/[.$I$6]" office:value-type="float" office:value="1.30543378995434" calcext:value-type="float">
            <text:p>1.3054337899543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9.87157E+019" calcext:value-type="float">
            <text:p>9.87E+19</text:p>
          </table:table-cell>
          <table:table-cell/>
          <table:table-cell table:formula="of:=(1+[.A118])*[.C118]" office:value-type="float" office:value="2.2704611E+021" calcext:value-type="float">
            <text:p>2.2704611E+021</text:p>
          </table:table-cell>
          <table:table-cell table:formula="of:=[.E118]/100000/[.$I$6]" office:value-type="float" office:value="1.29592528538813" calcext:value-type="float">
            <text:p>1.2959252853881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9.39538E+019" calcext:value-type="float">
            <text:p>9.40E+19</text:p>
          </table:table-cell>
          <table:table-cell/>
          <table:table-cell table:formula="of:=(1+[.A119])*[.C119]" office:value-type="float" office:value="2.2548912E+021" calcext:value-type="float">
            <text:p>2.2548912E+021</text:p>
          </table:table-cell>
          <table:table-cell table:formula="of:=[.E119]/100000/[.$I$6]" office:value-type="float" office:value="1.28703835616438" calcext:value-type="float">
            <text:p>1.2870383561643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8.96159E+019" calcext:value-type="float">
            <text:p>8.96E+19</text:p>
          </table:table-cell>
          <table:table-cell/>
          <table:table-cell table:formula="of:=(1+[.A120])*[.C120]" office:value-type="float" office:value="2.2403975E+021" calcext:value-type="float">
            <text:p>2.2403975E+021</text:p>
          </table:table-cell>
          <table:table-cell table:formula="of:=[.E120]/100000/[.$I$6]" office:value-type="float" office:value="1.27876569634703" calcext:value-type="float">
            <text:p>1.2787656963470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8.5652E+019" calcext:value-type="float">
            <text:p>8.57E+19</text:p>
          </table:table-cell>
          <table:table-cell/>
          <table:table-cell table:formula="of:=(1+[.A121])*[.C121]" office:value-type="float" office:value="2.226952E+021" calcext:value-type="float">
            <text:p>2.226952E+021</text:p>
          </table:table-cell>
          <table:table-cell table:formula="of:=[.E121]/100000/[.$I$6]" office:value-type="float" office:value="1.27109132420091" calcext:value-type="float">
            <text:p>1.27109132420091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8.20194E+019" calcext:value-type="float">
            <text:p>8.20E+19</text:p>
          </table:table-cell>
          <table:table-cell/>
          <table:table-cell table:formula="of:=(1+[.A122])*[.C122]" office:value-type="float" office:value="2.2145238E+021" calcext:value-type="float">
            <text:p>2.2145238E+021</text:p>
          </table:table-cell>
          <table:table-cell table:formula="of:=[.E122]/100000/[.$I$6]" office:value-type="float" office:value="1.26399760273973" calcext:value-type="float">
            <text:p>1.2639976027397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7.86811E+019" calcext:value-type="float">
            <text:p>7.87E+19</text:p>
          </table:table-cell>
          <table:table-cell/>
          <table:table-cell table:formula="of:=(1+[.A123])*[.C123]" office:value-type="float" office:value="2.2030708E+021" calcext:value-type="float">
            <text:p>2.2030708E+021</text:p>
          </table:table-cell>
          <table:table-cell table:formula="of:=[.E123]/100000/[.$I$6]" office:value-type="float" office:value="1.25746050228311" calcext:value-type="float">
            <text:p>1.2574605022831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7.56049E+019" calcext:value-type="float">
            <text:p>7.56E+19</text:p>
          </table:table-cell>
          <table:table-cell/>
          <table:table-cell table:formula="of:=(1+[.A124])*[.C124]" office:value-type="float" office:value="2.1925421E+021" calcext:value-type="float">
            <text:p>2.1925421E+021</text:p>
          </table:table-cell>
          <table:table-cell table:formula="of:=[.E124]/100000/[.$I$6]" office:value-type="float" office:value="1.25145097031963" calcext:value-type="float">
            <text:p>1.2514509703196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7.27629E+019" calcext:value-type="float">
            <text:p>7.28E+19</text:p>
          </table:table-cell>
          <table:table-cell/>
          <table:table-cell table:formula="of:=(1+[.A125])*[.C125]" office:value-type="float" office:value="2.182887E+021" calcext:value-type="float">
            <text:p>2.182887E+021</text:p>
          </table:table-cell>
          <table:table-cell table:formula="of:=[.E125]/100000/[.$I$6]" office:value-type="float" office:value="1.24594006849315" calcext:value-type="float">
            <text:p>1.2459400684931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7.01305E+019" calcext:value-type="float">
            <text:p>7.01E+19</text:p>
          </table:table-cell>
          <table:table-cell/>
          <table:table-cell table:formula="of:=(1+[.A126])*[.C126]" office:value-type="float" office:value="2.1740455E+021" calcext:value-type="float">
            <text:p>2.1740455E+021</text:p>
          </table:table-cell>
          <table:table-cell table:formula="of:=[.E126]/100000/[.$I$6]" office:value-type="float" office:value="1.24089355022831" calcext:value-type="float">
            <text:p>1.2408935502283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6.76862E+019" calcext:value-type="float">
            <text:p>6.77E+19</text:p>
          </table:table-cell>
          <table:table-cell/>
          <table:table-cell table:formula="of:=(1+[.A127])*[.C127]" office:value-type="float" office:value="2.1659584E+021" calcext:value-type="float">
            <text:p>2.1659584E+021</text:p>
          </table:table-cell>
          <table:table-cell table:formula="of:=[.E127]/100000/[.$I$6]" office:value-type="float" office:value="1.23627762557078" calcext:value-type="float">
            <text:p>1.23627762557078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49475E+021" calcext:value-type="float">
            <text:p>1.49E+21</text:p>
          </table:table-cell>
          <table:table-cell/>
          <table:table-cell table:style-name="ce1" office:value-type="float" office:value="1.52687E+021" calcext:value-type="float">
            <text:p>1.53E+21</text:p>
          </table:table-cell>
          <table:table-cell table:formula="of:=[.E130]/100000/[.$I$6]" office:value-type="float" office:value="0.871501141552511" calcext:value-type="float">
            <text:p>0.8715011415525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8399E+020" calcext:value-type="float">
            <text:p>2.48E+20</text:p>
          </table:table-cell>
          <table:table-cell office:value-type="float" office:value="8.95607E+020" calcext:value-type="float">
            <text:p>8.96E+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8.95607E+020" calcext:value-type="float">
            <text:p>8.96E+20</text:p>
          </table:table-cell>
          <table:table-cell/>
          <table:table-cell table:formula="of:=(1+[.A131])*[.C131]" office:value-type="float" office:value="1.791214E+021" calcext:value-type="float">
            <text:p>1.791214E+021</text:p>
          </table:table-cell>
          <table:table-cell table:formula="of:=[.E131]/100000/[.$I$6]" office:value-type="float" office:value="1.02238242009132" calcext:value-type="float">
            <text:p>1.02238242009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8897E+020" calcext:value-type="float">
            <text:p>1.89E+20</text:p>
          </table:table-cell>
          <table:table-cell office:value-type="float" office:value="6.56238E+020" calcext:value-type="float">
            <text:p>6.56E+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6.56238E+020" calcext:value-type="float">
            <text:p>6.56E+20</text:p>
          </table:table-cell>
          <table:table-cell/>
          <table:table-cell table:formula="of:=(1+[.A132])*[.C132]" office:value-type="float" office:value="1.968714E+021" calcext:value-type="float">
            <text:p>1.968714E+021</text:p>
          </table:table-cell>
          <table:table-cell table:formula="of:=[.E132]/100000/[.$I$6]" office:value-type="float" office:value="1.12369520547945" calcext:value-type="float">
            <text:p>1.123695205479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53089E+020" calcext:value-type="float">
            <text:p>1.53E+20</text:p>
          </table:table-cell>
          <table:table-cell office:value-type="float" office:value="5.18353E+020" calcext:value-type="float">
            <text:p>5.18E+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5.18353E+020" calcext:value-type="float">
            <text:p>5.18E+20</text:p>
          </table:table-cell>
          <table:table-cell/>
          <table:table-cell table:formula="of:=(1+[.A133])*[.C133]" office:value-type="float" office:value="2.073412E+021" calcext:value-type="float">
            <text:p>2.073412E+021</text:p>
          </table:table-cell>
          <table:table-cell table:formula="of:=[.E133]/100000/[.$I$6]" office:value-type="float" office:value="1.18345433789954" calcext:value-type="float">
            <text:p>1.183454337899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28719E+020" calcext:value-type="float">
            <text:p>1.29E+20</text:p>
          </table:table-cell>
          <table:table-cell office:value-type="float" office:value="4.28083E+020" calcext:value-type="float">
            <text:p>4.28E+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4.28083E+020" calcext:value-type="float">
            <text:p>4.28E+20</text:p>
          </table:table-cell>
          <table:table-cell/>
          <table:table-cell table:formula="of:=(1+[.A134])*[.C134]" office:value-type="float" office:value="2.140415E+021" calcext:value-type="float">
            <text:p>2.140415E+021</text:p>
          </table:table-cell>
          <table:table-cell table:formula="of:=[.E134]/100000/[.$I$6]" office:value-type="float" office:value="1.22169805936073" calcext:value-type="float">
            <text:p>1.221698059360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10971E+020" calcext:value-type="float">
            <text:p>1.11E+20</text:p>
          </table:table-cell>
          <table:table-cell office:value-type="float" office:value="3.64115E+020" calcext:value-type="float">
            <text:p>3.64E+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3.64115E+020" calcext:value-type="float">
            <text:p>3.64E+20</text:p>
          </table:table-cell>
          <table:table-cell/>
          <table:table-cell table:formula="of:=(1+[.A135])*[.C135]" office:value-type="float" office:value="2.18469E+021" calcext:value-type="float">
            <text:p>2.18469E+021</text:p>
          </table:table-cell>
          <table:table-cell table:formula="of:=[.E135]/100000/[.$I$6]" office:value-type="float" office:value="1.24696917808219" calcext:value-type="float">
            <text:p>1.246969178082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.74238E+019" calcext:value-type="float">
            <text:p>9.74E+19</text:p>
          </table:table-cell>
          <table:table-cell office:value-type="float" office:value="3.16228E+020" calcext:value-type="float">
            <text:p>3.16E+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3.16228E+020" calcext:value-type="float">
            <text:p>3.16E+20</text:p>
          </table:table-cell>
          <table:table-cell/>
          <table:table-cell table:formula="of:=(1+[.A136])*[.C136]" office:value-type="float" office:value="2.213596E+021" calcext:value-type="float">
            <text:p>2.213596E+021</text:p>
          </table:table-cell>
          <table:table-cell table:formula="of:=[.E136]/100000/[.$I$6]" office:value-type="float" office:value="1.26346803652968" calcext:value-type="float">
            <text:p>1.2634680365296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.67263E+019" calcext:value-type="float">
            <text:p>8.67E+19</text:p>
          </table:table-cell>
          <table:table-cell office:value-type="float" office:value="2.78925E+020" calcext:value-type="float">
            <text:p>2.79E+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2.78925E+020" calcext:value-type="float">
            <text:p>2.79E+20</text:p>
          </table:table-cell>
          <table:table-cell/>
          <table:table-cell table:formula="of:=(1+[.A137])*[.C137]" office:value-type="float" office:value="2.2314E+021" calcext:value-type="float">
            <text:p>2.2314E+021</text:p>
          </table:table-cell>
          <table:table-cell table:formula="of:=[.E137]/100000/[.$I$6]" office:value-type="float" office:value="1.2736301369863" calcext:value-type="float">
            <text:p>1.273630136986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.80584E+019" calcext:value-type="float">
            <text:p>7.81E+19</text:p>
          </table:table-cell>
          <table:table-cell office:value-type="float" office:value="2.48993E+020" calcext:value-type="float">
            <text:p>2.49E+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2.48993E+020" calcext:value-type="float">
            <text:p>2.49E+20</text:p>
          </table:table-cell>
          <table:table-cell/>
          <table:table-cell table:formula="of:=(1+[.A138])*[.C138]" office:value-type="float" office:value="2.240937E+021" calcext:value-type="float">
            <text:p>2.240937E+021</text:p>
          </table:table-cell>
          <table:table-cell table:formula="of:=[.E138]/100000/[.$I$6]" office:value-type="float" office:value="1.27907363013699" calcext:value-type="float">
            <text:p>1.279073630136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.08903E+019" calcext:value-type="float">
            <text:p>7.09E+19</text:p>
          </table:table-cell>
          <table:table-cell office:value-type="float" office:value="2.24423E+020" calcext:value-type="float">
            <text:p>2.24E+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24423E+020" calcext:value-type="float">
            <text:p>2.24E+20</text:p>
          </table:table-cell>
          <table:table-cell/>
          <table:table-cell table:formula="of:=(1+[.A139])*[.C139]" office:value-type="float" office:value="2.24423E+021" calcext:value-type="float">
            <text:p>2.24423E+021</text:p>
          </table:table-cell>
          <table:table-cell table:formula="of:=[.E139]/100000/[.$I$6]" office:value-type="float" office:value="1.28095319634703" calcext:value-type="float">
            <text:p>1.280953196347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.48636E+019" calcext:value-type="float">
            <text:p>6.49E+19</text:p>
          </table:table-cell>
          <table:table-cell office:value-type="float" office:value="2.03891E+020" calcext:value-type="float">
            <text:p>2.04E+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03891E+020" calcext:value-type="float">
            <text:p>2.04E+20</text:p>
          </table:table-cell>
          <table:table-cell/>
          <table:table-cell table:formula="of:=(1+[.A140])*[.C140]" office:value-type="float" office:value="2.446692E+021" calcext:value-type="float">
            <text:p>2.446692E+021</text:p>
          </table:table-cell>
          <table:table-cell table:formula="of:=[.E140]/100000/[.$I$6]" office:value-type="float" office:value="1.39651369863014" calcext:value-type="float">
            <text:p>1.396513698630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.97264E+019" calcext:value-type="float">
            <text:p>5.97E+19</text:p>
          </table:table-cell>
          <table:table-cell office:value-type="float" office:value="1.86485E+020" calcext:value-type="float">
            <text:p>1.86E+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1.86485E+020" calcext:value-type="float">
            <text:p>1.86E+20</text:p>
          </table:table-cell>
          <table:table-cell/>
          <table:table-cell table:formula="of:=(1+[.A141])*[.C141]" office:value-type="float" office:value="2.424305E+021" calcext:value-type="float">
            <text:p>2.424305E+021</text:p>
          </table:table-cell>
          <table:table-cell table:formula="of:=[.E141]/100000/[.$I$6]" office:value-type="float" office:value="1.38373573059361" calcext:value-type="float">
            <text:p>1.3837357305936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.52964E+019" calcext:value-type="float">
            <text:p>5.53E+19</text:p>
          </table:table-cell>
          <table:table-cell office:value-type="float" office:value="1.71553E+020" calcext:value-type="float">
            <text:p>1.72E+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1.71553E+020" calcext:value-type="float">
            <text:p>1.72E+20</text:p>
          </table:table-cell>
          <table:table-cell/>
          <table:table-cell table:formula="of:=(1+[.A142])*[.C142]" office:value-type="float" office:value="2.401742E+021" calcext:value-type="float">
            <text:p>2.401742E+021</text:p>
          </table:table-cell>
          <table:table-cell table:formula="of:=[.E142]/100000/[.$I$6]" office:value-type="float" office:value="1.37085730593607" calcext:value-type="float">
            <text:p>1.3708573059360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.14383E+019" calcext:value-type="float">
            <text:p>5.14E+19</text:p>
          </table:table-cell>
          <table:table-cell office:value-type="float" office:value="1.58617E+020" calcext:value-type="float">
            <text:p>1.59E+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1.58617E+020" calcext:value-type="float">
            <text:p>1.59E+20</text:p>
          </table:table-cell>
          <table:table-cell/>
          <table:table-cell table:formula="of:=(1+[.A143])*[.C143]" office:value-type="float" office:value="2.379255E+021" calcext:value-type="float">
            <text:p>2.379255E+021</text:p>
          </table:table-cell>
          <table:table-cell table:formula="of:=[.E143]/100000/[.$I$6]" office:value-type="float" office:value="1.35802226027397" calcext:value-type="float">
            <text:p>1.3580222602739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80499E+019" calcext:value-type="float">
            <text:p>4.80E+19</text:p>
          </table:table-cell>
          <table:table-cell office:value-type="float" office:value="1.47317E+020" calcext:value-type="float">
            <text:p>1.47E+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47317E+020" calcext:value-type="float">
            <text:p>1.47E+20</text:p>
          </table:table-cell>
          <table:table-cell/>
          <table:table-cell table:formula="of:=(1+[.A144])*[.C144]" office:value-type="float" office:value="2.357072E+021" calcext:value-type="float">
            <text:p>2.357072E+021</text:p>
          </table:table-cell>
          <table:table-cell table:formula="of:=[.E144]/100000/[.$I$6]" office:value-type="float" office:value="1.34536073059361" calcext:value-type="float">
            <text:p>1.3453607305936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.50521E+019" calcext:value-type="float">
            <text:p>4.51E+19</text:p>
          </table:table-cell>
          <table:table-cell office:value-type="float" office:value="1.37376E+020" calcext:value-type="float">
            <text:p>1.37E+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37376E+020" calcext:value-type="float">
            <text:p>1.37E+20</text:p>
          </table:table-cell>
          <table:table-cell/>
          <table:table-cell table:formula="of:=(1+[.A145])*[.C145]" office:value-type="float" office:value="2.335392E+021" calcext:value-type="float">
            <text:p>2.335392E+021</text:p>
          </table:table-cell>
          <table:table-cell table:formula="of:=[.E145]/100000/[.$I$6]" office:value-type="float" office:value="1.33298630136986" calcext:value-type="float">
            <text:p>1.3329863013698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.23831E+019" calcext:value-type="float">
            <text:p>4.24E+19</text:p>
          </table:table-cell>
          <table:table-cell office:value-type="float" office:value="1.28575E+020" calcext:value-type="float">
            <text:p>1.29E+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28575E+020" calcext:value-type="float">
            <text:p>1.29E+20</text:p>
          </table:table-cell>
          <table:table-cell/>
          <table:table-cell table:formula="of:=(1+[.A146])*[.C146]" office:value-type="float" office:value="2.31435E+021" calcext:value-type="float">
            <text:p>2.31435E+021</text:p>
          </table:table-cell>
          <table:table-cell table:formula="of:=[.E146]/100000/[.$I$6]" office:value-type="float" office:value="1.32097602739726" calcext:value-type="float">
            <text:p>1.320976027397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99935E+019" calcext:value-type="float">
            <text:p>4.00E+19</text:p>
          </table:table-cell>
          <table:table-cell office:value-type="float" office:value="1.20743E+020" calcext:value-type="float">
            <text:p>1.21E+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20743E+020" calcext:value-type="float">
            <text:p>1.21E+20</text:p>
          </table:table-cell>
          <table:table-cell/>
          <table:table-cell table:formula="of:=(1+[.A147])*[.C147]" office:value-type="float" office:value="2.294117E+021" calcext:value-type="float">
            <text:p>2.294117E+021</text:p>
          </table:table-cell>
          <table:table-cell table:formula="of:=[.E147]/100000/[.$I$6]" office:value-type="float" office:value="1.30942751141553" calcext:value-type="float">
            <text:p>1.309427511415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.78436E+019" calcext:value-type="float">
            <text:p>3.78E+19</text:p>
          </table:table-cell>
          <table:table-cell office:value-type="float" office:value="1.13738E+020" calcext:value-type="float">
            <text:p>1.14E+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13738E+020" calcext:value-type="float">
            <text:p>1.14E+20</text:p>
          </table:table-cell>
          <table:table-cell/>
          <table:table-cell table:formula="of:=(1+[.A148])*[.C148]" office:value-type="float" office:value="2.27476E+021" calcext:value-type="float">
            <text:p>2.27476E+021</text:p>
          </table:table-cell>
          <table:table-cell table:formula="of:=[.E148]/100000/[.$I$6]" office:value-type="float" office:value="1.29837899543379" calcext:value-type="float">
            <text:p>1.2983789954337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.59006E+019" calcext:value-type="float">
            <text:p>3.59E+19</text:p>
          </table:table-cell>
          <table:table-cell office:value-type="float" office:value="1.07447E+020" calcext:value-type="float">
            <text:p>1.07E+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07447E+020" calcext:value-type="float">
            <text:p>1.07E+20</text:p>
          </table:table-cell>
          <table:table-cell/>
          <table:table-cell table:formula="of:=(1+[.A149])*[.C149]" office:value-type="float" office:value="2.256387E+021" calcext:value-type="float">
            <text:p>2.256387E+021</text:p>
          </table:table-cell>
          <table:table-cell table:formula="of:=[.E149]/100000/[.$I$6]" office:value-type="float" office:value="1.28789212328767" calcext:value-type="float">
            <text:p>1.287892123287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.41378E+019" calcext:value-type="float">
            <text:p>3.41E+19</text:p>
          </table:table-cell>
          <table:table-cell office:value-type="float" office:value="1.01775E+020" calcext:value-type="float">
            <text:p>1.02E+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01775E+020" calcext:value-type="float">
            <text:p>1.02E+20</text:p>
          </table:table-cell>
          <table:table-cell/>
          <table:table-cell table:formula="of:=(1+[.A150])*[.C150]" office:value-type="float" office:value="2.23905E+021" calcext:value-type="float">
            <text:p>2.23905E+021</text:p>
          </table:table-cell>
          <table:table-cell table:formula="of:=[.E150]/100000/[.$I$6]" office:value-type="float" office:value="1.27799657534247" calcext:value-type="float">
            <text:p>1.277996575342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25325E+019" calcext:value-type="float">
            <text:p>3.25E+19</text:p>
          </table:table-cell>
          <table:table-cell office:value-type="float" office:value="9.66409E+019" calcext:value-type="float">
            <text:p>9.66E+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9.66409E+019" calcext:value-type="float">
            <text:p>9.66E+19</text:p>
          </table:table-cell>
          <table:table-cell/>
          <table:table-cell table:formula="of:=(1+[.A151])*[.C151]" office:value-type="float" office:value="2.2227407E+021" calcext:value-type="float">
            <text:p>2.2227407E+021</text:p>
          </table:table-cell>
          <table:table-cell table:formula="of:=[.E151]/100000/[.$I$6]" office:value-type="float" office:value="1.26868761415525" calcext:value-type="float">
            <text:p>1.2686876141552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.10658E+019" calcext:value-type="float">
            <text:p>3.11E+19</text:p>
          </table:table-cell>
          <table:table-cell office:value-type="float" office:value="9.19791E+019" calcext:value-type="float">
            <text:p>9.20E+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9.19791E+019" calcext:value-type="float">
            <text:p>9.20E+19</text:p>
          </table:table-cell>
          <table:table-cell/>
          <table:table-cell table:formula="of:=(1+[.A152])*[.C152]" office:value-type="float" office:value="2.2074984E+021" calcext:value-type="float">
            <text:p>2.2074984E+021</text:p>
          </table:table-cell>
          <table:table-cell table:formula="of:=[.E152]/100000/[.$I$6]" office:value-type="float" office:value="1.25998767123288" calcext:value-type="float">
            <text:p>1.259987671232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.97217E+019" calcext:value-type="float">
            <text:p>2.97E+19</text:p>
          </table:table-cell>
          <table:table-cell office:value-type="float" office:value="8.77323E+019" calcext:value-type="float">
            <text:p>8.77E+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8.77323E+019" calcext:value-type="float">
            <text:p>8.77E+19</text:p>
          </table:table-cell>
          <table:table-cell/>
          <table:table-cell table:formula="of:=(1+[.A153])*[.C153]" office:value-type="float" office:value="2.1933075E+021" calcext:value-type="float">
            <text:p>2.1933075E+021</text:p>
          </table:table-cell>
          <table:table-cell table:formula="of:=[.E153]/100000/[.$I$6]" office:value-type="float" office:value="1.25188784246575" calcext:value-type="float">
            <text:p>1.2518878424657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4861E+019" calcext:value-type="float">
            <text:p>2.85E+19</text:p>
          </table:table-cell>
          <table:table-cell office:value-type="float" office:value="8.38518E+019" calcext:value-type="float">
            <text:p>8.39E+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8.38518E+019" calcext:value-type="float">
            <text:p>8.39E+19</text:p>
          </table:table-cell>
          <table:table-cell/>
          <table:table-cell table:formula="of:=(1+[.A154])*[.C154]" office:value-type="float" office:value="2.1801468E+021" calcext:value-type="float">
            <text:p>2.1801468E+021</text:p>
          </table:table-cell>
          <table:table-cell table:formula="of:=[.E154]/100000/[.$I$6]" office:value-type="float" office:value="1.24437602739726" calcext:value-type="float">
            <text:p>1.244376027397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.73473E+019" calcext:value-type="float">
            <text:p>2.73E+19</text:p>
          </table:table-cell>
          <table:table-cell office:value-type="float" office:value="8.02956E+019" calcext:value-type="float">
            <text:p>8.03E+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8.02956E+019" calcext:value-type="float">
            <text:p>8.03E+19</text:p>
          </table:table-cell>
          <table:table-cell/>
          <table:table-cell table:formula="of:=(1+[.A155])*[.C155]" office:value-type="float" office:value="2.1679812E+021" calcext:value-type="float">
            <text:p>2.1679812E+021</text:p>
          </table:table-cell>
          <table:table-cell table:formula="of:=[.E155]/100000/[.$I$6]" office:value-type="float" office:value="1.23743219178082" calcext:value-type="float">
            <text:p>1.2374321917808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6295E+019" calcext:value-type="float">
            <text:p>2.63E+19</text:p>
          </table:table-cell>
          <table:table-cell office:value-type="float" office:value="7.70274E+019" calcext:value-type="float">
            <text:p>7.70E+1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7.70274E+019" calcext:value-type="float">
            <text:p>7.70E+19</text:p>
          </table:table-cell>
          <table:table-cell/>
          <table:table-cell table:formula="of:=(1+[.A156])*[.C156]" office:value-type="float" office:value="2.1567672E+021" calcext:value-type="float">
            <text:p>2.1567672E+021</text:p>
          </table:table-cell>
          <table:table-cell table:formula="of:=[.E156]/100000/[.$I$6]" office:value-type="float" office:value="1.23103150684932" calcext:value-type="float">
            <text:p>1.2310315068493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.53201E+019" calcext:value-type="float">
            <text:p>2.53E+19</text:p>
          </table:table-cell>
          <table:table-cell office:value-type="float" office:value="7.40159E+019" calcext:value-type="float">
            <text:p>7.40E+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7.40159E+019" calcext:value-type="float">
            <text:p>7.40E+19</text:p>
          </table:table-cell>
          <table:table-cell/>
          <table:table-cell table:formula="of:=(1+[.A157])*[.C157]" office:value-type="float" office:value="2.1464611E+021" calcext:value-type="float">
            <text:p>2.1464611E+021</text:p>
          </table:table-cell>
          <table:table-cell table:formula="of:=[.E157]/100000/[.$I$6]" office:value-type="float" office:value="1.22514902968037" calcext:value-type="float">
            <text:p>1.2251490296803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.44148E+019" calcext:value-type="float">
            <text:p>2.44E+19</text:p>
          </table:table-cell>
          <table:table-cell office:value-type="float" office:value="7.12336E+019" calcext:value-type="float">
            <text:p>7.12E+1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7.12336E+019" calcext:value-type="float">
            <text:p>7.12E+19</text:p>
          </table:table-cell>
          <table:table-cell/>
          <table:table-cell table:formula="of:=(1+[.A158])*[.C158]" office:value-type="float" office:value="2.137008E+021" calcext:value-type="float">
            <text:p>2.137008E+021</text:p>
          </table:table-cell>
          <table:table-cell table:formula="of:=[.E158]/100000/[.$I$6]" office:value-type="float" office:value="1.21975342465753" calcext:value-type="float">
            <text:p>1.2197534246575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.35723E+019" calcext:value-type="float">
            <text:p>2.36E+19</text:p>
          </table:table-cell>
          <table:table-cell office:value-type="float" office:value="6.86565E+019" calcext:value-type="float">
            <text:p>6.87E+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6.86565E+019" calcext:value-type="float">
            <text:p>6.87E+19</text:p>
          </table:table-cell>
          <table:table-cell/>
          <table:table-cell table:formula="of:=(1+[.A159])*[.C159]" office:value-type="float" office:value="2.1283515E+021" calcext:value-type="float">
            <text:p>2.1283515E+021</text:p>
          </table:table-cell>
          <table:table-cell table:formula="of:=[.E159]/100000/[.$I$6]" office:value-type="float" office:value="1.2148125" calcext:value-type="float">
            <text:p>1.21481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.27864E+019" calcext:value-type="float">
            <text:p>2.28E+19</text:p>
          </table:table-cell>
          <table:table-cell office:value-type="float" office:value="6.62636E+019" calcext:value-type="float">
            <text:p>6.63E+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6.62636E+019" calcext:value-type="float">
            <text:p>6.63E+19</text:p>
          </table:table-cell>
          <table:table-cell/>
          <table:table-cell table:formula="of:=(1+[.A160])*[.C160]" office:value-type="float" office:value="2.1204352E+021" calcext:value-type="float">
            <text:p>2.1204352E+021</text:p>
          </table:table-cell>
          <table:table-cell table:formula="of:=[.E160]/100000/[.$I$6]" office:value-type="float" office:value="1.21029406392694" calcext:value-type="float">
            <text:p>1.21029406392694</text:p>
          </table:table-cell>
          <table:table-cell table:number-columns-repeated="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4:19:58.035922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6T21:27:46.540284076</dc:date>
    <meta:editing-duration>PT3H22M11S</meta:editing-duration>
    <meta:editing-cycles>4</meta:editing-cycles>
    <meta:generator>LibreOffice/6.0.7.3$Linux_X86_64 LibreOffice_project/00m0$Build-3</meta:generator>
    <meta:document-statistic meta:table-count="1" meta:cell-count="937" meta:object-count="0"/>
  </office:meta>
</office:document-meta>
</file>